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zcionka tekstu podstawowego" svg:font-family="&quot;Czcionka tekstu podstawowego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Czcionka tekstu podstawowego" style:font-name-asian="Czcionka tekstu podstawowego" style:font-name-complex="Czcionka tekstu podstawowego"/>
    </style:style>
    <style:style style:name="ce3" style:family="table-cell" style:parent-style-name="Excel_32_Built-in_32_Normal" style:data-style-name="N38">
      <style:table-cell-properties style:vertical-align="automatic" fo:background-color="transparent" style:cell-protect="protected"/>
      <style:text-properties fo:color="#000000" style:font-name="Czcionka tekstu podstawowego" style:font-name-asian="Czcionka tekstu podstawowego" style:font-name-complex="Czcionka tekstu podstawowego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 style:writing-mode="lr"/>
      <style:text-properties fo:color="#000000" style:font-name="Czcionka tekstu podstawowego" style:font-name-asian="Czcionka tekstu podstawowego" style:font-name-complex="Czcionka tekstu podstawowego" fo:font-size="10pt" style:font-size-asian="10pt" style:font-size-complex="10pt"/>
    </style:style>
    <style:style style:name="ce5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zcionka tekstu podstawowego" style:font-name-asian="Czcionka tekstu podstawowego" style:font-name-complex="Czcionka tekstu podstawowego"/>
    </style:style>
    <style:style style:name="ce6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zcionka tekstu podstawowego" style:font-name-asian="Czcionka tekstu podstawowego" style:font-name-complex="Czcionka tekstu podstawowego"/>
    </style:style>
    <style:style style:name="ce7" style:family="table-cell" style:parent-style-name="Excel_32_Built-in_32_Normal" style:data-style-name="N39">
      <style:table-cell-properties style:vertical-align="automatic" fo:background-color="transparent" style:cell-protect="protected" style:repeat-content="false"/>
      <style:paragraph-properties fo:text-align="center" style:writing-mode="lr"/>
      <style:text-properties fo:color="#000000" style:font-name="Czcionka tekstu podstawowego" style:font-name-asian="Czcionka tekstu podstawowego" style:font-name-complex="Czcionka tekstu podstawowego" fo:font-size="10pt" style:font-size-asian="10pt" style:font-size-complex="10pt"/>
    </style:style>
    <style:style style:name="ce8" style:family="table-cell" style:parent-style-name="Excel_32_Built-in_32_Normal" style:data-style-name="N39">
      <style:table-cell-properties style:vertical-align="automatic" fo:wrap-option="wrap" fo:background-color="transparent" style:cell-protect="protected"/>
      <style:text-properties fo:color="#000000" style:font-name="Czcionka tekstu podstawowego" style:font-name-asian="Czcionka tekstu podstawowego" style:font-name-complex="Czcionka tekstu podstawowego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 style:writing-mode="lr"/>
      <style:text-properties fo:color="#000000" fo:font-size="10pt" style:font-size-asian="10pt" style:font-size-complex="10pt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4.49791666666667cm"/>
    </style:style>
    <style:style style:name="co4" style:family="table-column">
      <style:table-column-properties fo:break-before="auto" style:column-width="2.06375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0.873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3.86291666666667cm"/>
    </style:style>
    <style:style style:name="ro1" style:family="table-row">
      <style:table-row-properties style:row-height="14.1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46.5pt" style:use-optimal-row-height="false" fo:break-before="auto"/>
    </style:style>
    <style:style style:name="ro5" style:family="table-row">
      <style:table-row-properties style:row-height="5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WAGA_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2" table:default-cell-style-name="ce2"/>
        <table:table-column table:style-name="co8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2"/>
          <table:table-cell office:value-type="string" table:style-name="ce1">
            <text:p>elementy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table:number-columns-repeated="2"/>
          <table:table-cell office:value-type="string" table:style-name="ce1">
            <text:p>łożyska w folii</text:p>
          </table:table-cell>
          <table:table-cell office:value-type="float" office:value="146.21" table:style-name="ce2">
            <text:p>146,21</text:p>
          </table:table-cell>
          <table:table-cell table:number-columns-repeated="3" table:style-name="ce2"/>
          <table:table-cell table:style-name="ce3"/>
          <table:table-cell table:style-name="ce4"/>
          <table:table-cell table:number-columns-repeated="4" table:style-name="ce3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">
            <text:p>łożyska w tubie</text:p>
          </table:table-cell>
          <table:table-cell office:value-type="float" office:value="84.75" table:style-name="ce2">
            <text:p>84,75</text:p>
          </table:table-cell>
          <table:table-cell table:number-columns-repeated="3" table:style-name="ce2"/>
          <table:table-cell table:style-name="ce3"/>
          <table:table-cell table:style-name="ce4"/>
          <table:table-cell table:number-columns-repeated="4" table:style-name="ce3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">
            <text:p>łożyska duże</text:p>
          </table:table-cell>
          <table:table-cell office:value-type="float" office:value="280.35000000000002" table:style-name="ce2">
            <text:p>280,35</text:p>
          </table:table-cell>
          <table:table-cell table:number-columns-repeated="3" table:style-name="ce2"/>
          <table:table-cell table:style-name="ce3"/>
          <table:table-cell table:style-name="ce4"/>
          <table:table-cell table:number-columns-repeated="4" table:style-name="ce3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">
            <text:p>łożyska małe folia</text:p>
          </table:table-cell>
          <table:table-cell office:value-type="float" office:value="29" table:style-name="ce2">
            <text:p>29</text:p>
          </table:table-cell>
          <table:table-cell table:number-columns-repeated="3" table:style-name="ce2"/>
          <table:table-cell table:style-name="ce3"/>
          <table:table-cell table:style-name="ce4"/>
          <table:table-cell table:number-columns-repeated="4" table:style-name="ce3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">
            <text:p>brainenergy</text:p>
          </table:table-cell>
          <table:table-cell office:value-type="float" office:value="113.87" table:style-name="ce2">
            <text:p>113,87</text:p>
          </table:table-cell>
          <table:table-cell table:number-columns-repeated="3" table:style-name="ce2"/>
          <table:table-cell table:style-name="ce3"/>
          <table:table-cell table:style-name="ce4"/>
          <table:table-cell table:number-columns-repeated="4" table:style-name="ce3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">
            <text:p>daw paluszki</text:p>
          </table:table-cell>
          <table:table-cell office:value-type="float" office:value="47.36" table:style-name="ce2">
            <text:p>47,36</text:p>
          </table:table-cell>
          <table:table-cell table:number-columns-repeated="3" table:style-name="ce2"/>
          <table:table-cell table:style-name="ce3"/>
          <table:table-cell table:style-name="ce4"/>
          <table:table-cell table:number-columns-repeated="4" table:style-name="ce3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">
            <text:p>koszyk z tarczami</text:p>
          </table:table-cell>
          <table:table-cell office:value-type="float" office:value="181.16" table:style-name="ce2">
            <text:p>181,16</text:p>
          </table:table-cell>
          <table:table-cell table:number-columns-repeated="3" table:style-name="ce2"/>
          <table:table-cell table:style-name="ce3"/>
          <table:table-cell table:style-name="ce4"/>
          <table:table-cell table:number-columns-repeated="4" table:style-name="ce3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">
            <text:p>tacka</text:p>
          </table:table-cell>
          <table:table-cell office:value-type="float" office:value="8.84" table:style-name="ce2">
            <text:p>8,84</text:p>
          </table:table-cell>
          <table:table-cell table:number-columns-repeated="3" table:style-name="ce2"/>
          <table:table-cell table:style-name="ce3"/>
          <table:table-cell table:style-name="ce4"/>
          <table:table-cell table:number-columns-repeated="4" table:style-name="ce3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">
            <text:p>śrubka</text:p>
          </table:table-cell>
          <table:table-cell office:value-type="float" office:value="1.83" table:style-name="ce2">
            <text:p>1,83</text:p>
          </table:table-cell>
          <table:table-cell table:number-columns-repeated="3" table:style-name="ce2"/>
          <table:table-cell table:style-name="ce3"/>
          <table:table-cell table:style-name="ce4"/>
          <table:table-cell table:number-columns-repeated="4" table:style-name="ce3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">
            <text:p>suma</text:p>
          </table:table-cell>
          <table:table-cell office:value-type="float" office:value="893.37" table:style-name="ce2">
            <text:p>893,37</text:p>
          </table:table-cell>
          <table:table-cell table:number-columns-repeated="3" table:style-name="ce2"/>
          <table:table-cell table:style-name="ce3"/>
          <table:table-cell table:style-name="ce4"/>
          <table:table-cell table:number-columns-repeated="4" table:style-name="ce3"/>
          <table:table-cell table:number-columns-repeated="16371"/>
        </table:table-row>
        <table:table-row table:number-rows-repeated="4" table:style-name="ro2">
          <table:table-cell table:number-columns-repeated="2"/>
          <table:table-cell table:number-columns-repeated="5" table:style-name="ce2"/>
          <table:table-cell table:style-name="ce3"/>
          <table:table-cell table:style-name="ce4"/>
          <table:table-cell table:number-columns-repeated="4" table:style-name="ce3"/>
          <table:table-cell table:number-columns-repeated="16371"/>
        </table:table-row>
        <table:table-row table:number-rows-repeated="4" table:style-name="ro2">
          <table:table-cell table:number-columns-repeated="7" table:style-name="ce2"/>
          <table:table-cell table:style-name="ce3"/>
          <table:table-cell table:style-name="ce4"/>
          <table:table-cell table:number-columns-repeated="4" table:style-name="ce3"/>
          <table:table-cell table:number-columns-repeated="1011" table:style-name="ce2"/>
          <table:table-cell table:number-columns-repeated="15360"/>
        </table:table-row>
        <table:table-row table:style-name="ro2">
          <table:table-cell table:number-columns-repeated="3" table:style-name="ce2"/>
          <table:table-cell office:value-type="string" table:style-name="ce1">
            <text:p>wynik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1">
            <text:p>mała</text:p>
          </table:table-cell>
          <table:table-cell table:number-columns-repeated="3" table:style-name="ce2"/>
          <table:table-cell office:value-type="string" table:style-name="ce1">
            <text:p>średnia</text:p>
          </table:table-cell>
          <table:table-cell office:value-type="string" table:style-name="ce1">
            <text:p>liniowo</text:p>
          </table:table-cell>
          <table:table-cell office:value-type="string" table:style-name="ce1">
            <text:p>błąd</text:p>
          </table:table-cell>
          <table:table-cell office:value-type="string" table:style-name="ce1">
            <text:p>wielomianowo 2</text:p>
          </table:table-cell>
          <table:table-cell office:value-type="string" table:style-name="ce1">
            <text:p>błąd</text:p>
          </table:table-cell>
          <table:table-cell table:style-name="ce2"/>
          <table:table-cell office:value-type="string" table:style-name="ce1">
            <text:p>krok</text:p>
          </table:table-cell>
          <table:table-cell table:number-columns-repeated="1012" table:style-name="ce2"/>
          <table:table-cell table:number-columns-repeated="15360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-695551" table:style-name="ce2">
            <text:p>-695551</text:p>
          </table:table-cell>
          <table:table-cell office:value-type="float" office:value="-696069" table:style-name="ce2">
            <text:p>-696069</text:p>
          </table:table-cell>
          <table:table-cell office:value-type="float" office:value="-696888" table:style-name="ce2">
            <text:p>-696888</text:p>
          </table:table-cell>
          <table:table-cell office:value-type="float" office:value="-696169.33333333302" table:style-name="ce5">
            <text:p>-696169</text:p>
          </table:table-cell>
          <table:table-cell office:value-type="float" office:value="2.80200000000002" table:style-name="ce6">
            <text:p>2,80</text:p>
          </table:table-cell>
          <table:table-cell office:value-type="percentage" office:value="0" table:style-name="ce3">
            <text:p>0,00%</text:p>
          </table:table-cell>
          <table:table-cell office:value-type="float" office:value="-691128" table:style-name="ce5">
            <text:p>-691128</text:p>
          </table:table-cell>
          <table:table-cell office:value-type="percentage" office:value="1.0072943555077101" table:style-name="ce3">
            <text:p>100,73%</text:p>
          </table:table-cell>
          <table:table-cell table:number-columns-repeated="3" table:style-name="ce2"/>
          <table:table-cell office:value-type="float" office:value="-5.24800000000005" table:style-name="ce2">
            <text:p>-5,248</text:p>
          </table:table-cell>
          <table:table-cell office:value-type="percentage" office:value="0" table:style-name="ce3">
            <text:p>0,00%</text:p>
          </table:table-cell>
          <table:table-cell table:number-columns-repeated="16369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.83" table:style-name="ce2">
            <text:p>1,83</text:p>
          </table:table-cell>
          <table:table-cell office:value-type="float" office:value="-693368" table:style-name="ce2">
            <text:p>-693368</text:p>
          </table:table-cell>
          <table:table-cell office:value-type="float" office:value="-692759" table:style-name="ce2">
            <text:p>-692759</text:p>
          </table:table-cell>
          <table:table-cell office:value-type="float" office:value="-692718" table:style-name="ce2">
            <text:p>-692718</text:p>
          </table:table-cell>
          <table:table-cell office:value-type="float" office:value="-692948.33333333302" table:style-name="ce5">
            <text:p>-692948</text:p>
          </table:table-cell>
          <table:table-cell office:value-type="float" office:value="6.9720000000000901" table:style-name="ce6">
            <text:p>6,97</text:p>
          </table:table-cell>
          <table:table-cell office:value-type="percentage" office:value="0.26247848537004798" table:style-name="ce3">
            <text:p>26,25%</text:p>
          </table:table-cell>
          <table:table-cell office:value-type="float" office:value="-632431.36610610003" table:style-name="ce5">
            <text:p>-632431</text:p>
          </table:table-cell>
          <table:table-cell office:value-type="percentage" office:value="1.0956893830232299" table:style-name="ce3">
            <text:p>109,57%</text:p>
          </table:table-cell>
          <table:table-cell table:style-name="ce2"/>
          <table:table-cell office:value-type="float" office:value="1.83" table:style-name="ce2">
            <text:p>1,83</text:p>
          </table:table-cell>
          <table:table-cell table:style-name="ce2"/>
          <table:table-cell office:value-type="float" office:value="-1.0779999999999701" table:style-name="ce2">
            <text:p>-1,078</text:p>
          </table:table-cell>
          <table:table-cell office:value-type="percentage" office:value="-1.69758812615959" table:style-name="ce3">
            <text:p>-169,76%</text:p>
          </table:table-cell>
          <table:table-cell table:number-columns-repeated="16369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0.67" table:style-name="ce2">
            <text:p>10,67</text:p>
          </table:table-cell>
          <table:table-cell office:value-type="float" office:value="-687410" table:style-name="ce2">
            <text:p>-687410</text:p>
          </table:table-cell>
          <table:table-cell office:value-type="float" office:value="-686482" table:style-name="ce2">
            <text:p>-686482</text:p>
          </table:table-cell>
          <table:table-cell office:value-type="float" office:value="-689555" table:style-name="ce2">
            <text:p>-689555</text:p>
          </table:table-cell>
          <table:table-cell office:value-type="float" office:value="-687815.66666666698" table:style-name="ce5">
            <text:p>-687816</text:p>
          </table:table-cell>
          <table:table-cell office:value-type="float" office:value="10.135" table:style-name="ce6">
            <text:p>10,14</text:p>
          </table:table-cell>
          <table:table-cell office:value-type="percentage" office:value="1.05278737049827" table:style-name="ce3">
            <text:p>105,28%</text:p>
          </table:table-cell>
          <table:table-cell office:value-type="float" office:value="-350867.31060610001" table:style-name="ce5">
            <text:p>-350867</text:p>
          </table:table-cell>
          <table:table-cell office:value-type="percentage" office:value="1.96032986224482" table:style-name="ce3">
            <text:p>196,03%</text:p>
          </table:table-cell>
          <table:table-cell table:style-name="ce2"/>
          <table:table-cell office:value-type="float" office:value="8.84" table:style-name="ce2">
            <text:p>8,84</text:p>
          </table:table-cell>
          <table:table-cell table:style-name="ce2"/>
          <table:table-cell office:value-type="float" office:value="2.08499999999992" table:style-name="ce2">
            <text:p>2,085</text:p>
          </table:table-cell>
          <table:table-cell office:value-type="percentage" office:value="5.1175059952040298" table:style-name="ce3">
            <text:p>511,75%</text:p>
          </table:table-cell>
          <table:table-cell table:number-columns-repeated="16369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41.82" table:style-name="ce2">
            <text:p>41,82</text:p>
          </table:table-cell>
          <table:table-cell office:value-type="float" office:value="-655466" table:style-name="ce2">
            <text:p>-655466</text:p>
          </table:table-cell>
          <table:table-cell office:value-type="float" office:value="-656969" table:style-name="ce2">
            <text:p>-656969</text:p>
          </table:table-cell>
          <table:table-cell office:value-type="float" office:value="-658084" table:style-name="ce2">
            <text:p>-658084</text:p>
          </table:table-cell>
          <table:table-cell office:value-type="float" office:value="-656839.66666666698" table:style-name="ce5">
            <text:p>-656840</text:p>
          </table:table-cell>
          <table:table-cell office:value-type="float" office:value="41.606000000000002" table:style-name="ce6">
            <text:p>41,61</text:p>
          </table:table-cell>
          <table:table-cell office:value-type="percentage" office:value="1.00514348891987" table:style-name="ce3">
            <text:p>100,51%</text:p>
          </table:table-cell>
          <table:table-cell office:value-type="float" office:value="615199.69413239998" table:style-name="ce5">
            <text:p>615200</text:p>
          </table:table-cell>
          <table:table-cell office:value-type="percentage" office:value="-1.06768529459851" table:style-name="ce3">
            <text:p>-106,77%</text:p>
          </table:table-cell>
          <table:table-cell table:style-name="ce2"/>
          <table:table-cell office:value-type="float" office:value="31.15" table:style-name="ce2">
            <text:p>31,15</text:p>
          </table:table-cell>
          <table:table-cell table:style-name="ce2"/>
          <table:table-cell office:value-type="float" office:value="33.555999999999898" table:style-name="ce2">
            <text:p>33,556</text:p>
          </table:table-cell>
          <table:table-cell office:value-type="percentage" office:value="1.24627488377638" table:style-name="ce3">
            <text:p>124,63%</text:p>
          </table:table-cell>
          <table:table-cell table:number-columns-repeated="16369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73" table:style-name="ce2">
            <text:p>73</text:p>
          </table:table-cell>
          <table:table-cell office:value-type="float" office:value="-626658" table:style-name="ce2">
            <text:p>-626658</text:p>
          </table:table-cell>
          <table:table-cell office:value-type="float" office:value="-625740" table:style-name="ce2">
            <text:p>-625740</text:p>
          </table:table-cell>
          <table:table-cell office:value-type="float" office:value="-624265" table:style-name="ce2">
            <text:p>-624265</text:p>
          </table:table-cell>
          <table:table-cell office:value-type="float" office:value="-625554.33333333302" table:style-name="ce5">
            <text:p>-625554</text:p>
          </table:table-cell>
          <table:table-cell office:value-type="float" office:value="75.425000000000097" table:style-name="ce6">
            <text:p>75,43</text:p>
          </table:table-cell>
          <table:table-cell office:value-type="percentage" office:value="0.96784885647994601" table:style-name="ce3">
            <text:p>96,78%</text:p>
          </table:table-cell>
          <table:table-cell office:value-type="float" office:value="1541483.7790000001" table:style-name="ce5">
            <text:p>1541484</text:p>
          </table:table-cell>
          <table:table-cell office:value-type="percentage" office:value="-0.40581311451694102" table:style-name="ce3">
            <text:p>-40,58%</text:p>
          </table:table-cell>
          <table:table-cell table:style-name="ce2"/>
          <table:table-cell office:value-type="float" office:value="31.18" table:style-name="ce2">
            <text:p>31,18</text:p>
          </table:table-cell>
          <table:table-cell table:style-name="ce2"/>
          <table:table-cell office:value-type="float" office:value="67.375" table:style-name="ce2">
            <text:p>67,375</text:p>
          </table:table-cell>
          <table:table-cell office:value-type="percentage" office:value="1.0834879406308" table:style-name="ce3">
            <text:p>108,35%</text:p>
          </table:table-cell>
          <table:table-cell table:number-columns-repeated="16369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float" office:value="104.1" table:style-name="ce2">
            <text:p>104,1</text:p>
          </table:table-cell>
          <table:table-cell office:value-type="float" office:value="-593282" table:style-name="ce2">
            <text:p>-593282</text:p>
          </table:table-cell>
          <table:table-cell office:value-type="float" office:value="-596451" table:style-name="ce2">
            <text:p>-596451</text:p>
          </table:table-cell>
          <table:table-cell office:value-type="float" office:value="-594088" table:style-name="ce2">
            <text:p>-594088</text:p>
          </table:table-cell>
          <table:table-cell office:value-type="float" office:value="-594607" table:style-name="ce5">
            <text:p>-594607</text:p>
          </table:table-cell>
          <table:table-cell office:value-type="float" office:value="105.602" table:style-name="ce6">
            <text:p>105,60</text:p>
          </table:table-cell>
          <table:table-cell office:value-type="percentage" office:value="0.98577678453059503" table:style-name="ce3">
            <text:p>98,58%</text:p>
          </table:table-cell>
          <table:table-cell office:value-type="float" office:value="2424814.9673100002" table:style-name="ce5">
            <text:p>2424815</text:p>
          </table:table-cell>
          <table:table-cell office:value-type="percentage" office:value="-0.24521747350464199" table:style-name="ce3">
            <text:p>-24,52%</text:p>
          </table:table-cell>
          <table:table-cell table:style-name="ce2"/>
          <table:table-cell office:value-type="float" office:value="31.1" table:style-name="ce2">
            <text:p>31,1</text:p>
          </table:table-cell>
          <table:table-cell table:style-name="ce2"/>
          <table:table-cell office:value-type="float" office:value="97.552000000000007" table:style-name="ce2">
            <text:p>97,552</text:p>
          </table:table-cell>
          <table:table-cell office:value-type="percentage" office:value="1.06712317533213" table:style-name="ce3">
            <text:p>106,71%</text:p>
          </table:table-cell>
          <table:table-cell table:number-columns-repeated="16369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float" office:value="135.27000000000001" table:style-name="ce2">
            <text:p>135,27</text:p>
          </table:table-cell>
          <table:table-cell office:value-type="float" office:value="-563010" table:style-name="ce2">
            <text:p>-563010</text:p>
          </table:table-cell>
          <table:table-cell office:value-type="float" office:value="-564250" table:style-name="ce2">
            <text:p>-564250</text:p>
          </table:table-cell>
          <table:table-cell office:value-type="float" office:value="-564202" table:style-name="ce2">
            <text:p>-564202</text:p>
          </table:table-cell>
          <table:table-cell office:value-type="float" office:value="-563820.66666666698" table:style-name="ce5">
            <text:p>-563821</text:p>
          </table:table-cell>
          <table:table-cell office:value-type="float" office:value="135.488" table:style-name="ce6">
            <text:p>135,49</text:p>
          </table:table-cell>
          <table:table-cell office:value-type="percentage" office:value="0.99839100141709902" table:style-name="ce3">
            <text:p>99,84%</text:p>
          </table:table-cell>
          <table:table-cell office:value-type="float" office:value="3269473.2757179001" table:style-name="ce5">
            <text:p>3269473</text:p>
          </table:table-cell>
          <table:table-cell office:value-type="percentage" office:value="-0.17245000008231101" table:style-name="ce3">
            <text:p>-17,25%</text:p>
          </table:table-cell>
          <table:table-cell table:style-name="ce2"/>
          <table:table-cell office:value-type="float" office:value="31.17" table:style-name="ce2">
            <text:p>31,17</text:p>
          </table:table-cell>
          <table:table-cell table:style-name="ce2"/>
          <table:table-cell office:value-type="float" office:value="127.438" table:style-name="ce2">
            <text:p>127,438</text:p>
          </table:table-cell>
          <table:table-cell office:value-type="percentage" office:value="1.0614573361163899" table:style-name="ce3">
            <text:p>106,15%</text:p>
          </table:table-cell>
          <table:table-cell table:number-columns-repeated="16369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float" office:value="166.55" table:style-name="ce2">
            <text:p>166,55</text:p>
          </table:table-cell>
          <table:table-cell office:value-type="float" office:value="-533781" table:style-name="ce2">
            <text:p>-533781</text:p>
          </table:table-cell>
          <table:table-cell office:value-type="float" office:value="-531534" table:style-name="ce2">
            <text:p>-531534</text:p>
          </table:table-cell>
          <table:table-cell office:value-type="float" office:value="-529895" table:style-name="ce2">
            <text:p>-529895</text:p>
          </table:table-cell>
          <table:table-cell office:value-type="float" office:value="-531736.66666666698" table:style-name="ce5">
            <text:p>-531737</text:p>
          </table:table-cell>
          <table:table-cell office:value-type="float" office:value="169.79499999999999" table:style-name="ce6">
            <text:p>169,80</text:p>
          </table:table-cell>
          <table:table-cell office:value-type="percentage" office:value="0.98088871874907901" table:style-name="ce3">
            <text:p>98,09%</text:p>
          </table:table-cell>
          <table:table-cell office:value-type="float" office:value="4076189.8815275002" table:style-name="ce5">
            <text:p>4076190</text:p>
          </table:table-cell>
          <table:table-cell office:value-type="percentage" office:value="-0.13044943491871999" table:style-name="ce3">
            <text:p>-13,04%</text:p>
          </table:table-cell>
          <table:table-cell table:style-name="ce2"/>
          <table:table-cell office:value-type="float" office:value="31.28" table:style-name="ce2">
            <text:p>31,28</text:p>
          </table:table-cell>
          <table:table-cell table:style-name="ce2"/>
          <table:table-cell office:value-type="float" office:value="161.745" table:style-name="ce2">
            <text:p>161,745</text:p>
          </table:table-cell>
          <table:table-cell office:value-type="percentage" office:value="1.02970725524746" table:style-name="ce3">
            <text:p>102,97%</text:p>
          </table:table-cell>
          <table:table-cell table:number-columns-repeated="16369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float" office:value="197.63" table:style-name="ce2">
            <text:p>197,63</text:p>
          </table:table-cell>
          <table:table-cell office:value-type="float" office:value="-501095" table:style-name="ce2">
            <text:p>-501095</text:p>
          </table:table-cell>
          <table:table-cell office:value-type="float" office:value="-502160" table:style-name="ce2">
            <text:p>-502160</text:p>
          </table:table-cell>
          <table:table-cell office:value-type="float" office:value="-500802" table:style-name="ce2">
            <text:p>-500802</text:p>
          </table:table-cell>
          <table:table-cell office:value-type="float" office:value="-501352.33333333302" table:style-name="ce5">
            <text:p>-501352</text:p>
          </table:table-cell>
          <table:table-cell office:value-type="float" office:value="198.88800000000001" table:style-name="ce6">
            <text:p>198,89</text:p>
          </table:table-cell>
          <table:table-cell office:value-type="percentage" office:value="0.99367483206628804" table:style-name="ce3">
            <text:p>99,37%</text:p>
          </table:table-cell>
          <table:table-cell office:value-type="float" office:value="4837146.1735618999" table:style-name="ce5">
            <text:p>4837146</text:p>
          </table:table-cell>
          <table:table-cell office:value-type="percentage" office:value="-0.103646306178123" table:style-name="ce3">
            <text:p>-10,36%</text:p>
          </table:table-cell>
          <table:table-cell table:style-name="ce2"/>
          <table:table-cell office:value-type="float" office:value="31.08" table:style-name="ce2">
            <text:p>31,08</text:p>
          </table:table-cell>
          <table:table-cell table:style-name="ce2"/>
          <table:table-cell office:value-type="float" office:value="190.83799999999999" table:style-name="ce2">
            <text:p>190,838</text:p>
          </table:table-cell>
          <table:table-cell office:value-type="percentage" office:value="1.03559039604272" table:style-name="ce3">
            <text:p>103,56%</text:p>
          </table:table-cell>
          <table:table-cell table:number-columns-repeated="16369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228.79" table:style-name="ce2">
            <text:p>228,79</text:p>
          </table:table-cell>
          <table:table-cell office:value-type="float" office:value="-471788" table:style-name="ce2">
            <text:p>-471788</text:p>
          </table:table-cell>
          <table:table-cell office:value-type="float" office:value="-471480" table:style-name="ce2">
            <text:p>-471480</text:p>
          </table:table-cell>
          <table:table-cell office:value-type="float" office:value="-469802" table:style-name="ce2">
            <text:p>-469802</text:p>
          </table:table-cell>
          <table:table-cell office:value-type="float" office:value="-471023.33333333302" table:style-name="ce5">
            <text:p>-471023</text:p>
          </table:table-cell>
          <table:table-cell office:value-type="float" office:value="229.88800000000001" table:style-name="ce6">
            <text:p>229,89</text:p>
          </table:table-cell>
          <table:table-cell office:value-type="percentage" office:value="0.99522376113585698" table:style-name="ce3">
            <text:p>99,52%</text:p>
          </table:table-cell>
          <table:table-cell office:value-type="float" office:value="5559432.7119690999" table:style-name="ce5">
            <text:p>5559433</text:p>
          </table:table-cell>
          <table:table-cell office:value-type="percentage" office:value="-8.4725071376302599E-2" table:style-name="ce3">
            <text:p>-8,47%</text:p>
          </table:table-cell>
          <table:table-cell table:style-name="ce2"/>
          <table:table-cell office:value-type="float" office:value="31.16" table:style-name="ce2">
            <text:p>31,16</text:p>
          </table:table-cell>
          <table:table-cell table:style-name="ce2"/>
          <table:table-cell office:value-type="float" office:value="221.83799999999999" table:style-name="ce2">
            <text:p>221,838</text:p>
          </table:table-cell>
          <table:table-cell office:value-type="percentage" office:value="1.03133818371965" table:style-name="ce3">
            <text:p>103,13%</text:p>
          </table:table-cell>
          <table:table-cell table:number-columns-repeated="16369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float" office:value="260.02999999999997" table:style-name="ce2">
            <text:p>260,03</text:p>
          </table:table-cell>
          <table:table-cell office:value-type="float" office:value="-437219" table:style-name="ce2">
            <text:p>-437219</text:p>
          </table:table-cell>
          <table:table-cell office:value-type="float" office:value="-438246" table:style-name="ce2">
            <text:p>-438246</text:p>
          </table:table-cell>
          <table:table-cell office:value-type="float" office:value="-441181" table:style-name="ce2">
            <text:p>-441181</text:p>
          </table:table-cell>
          <table:table-cell office:value-type="float" office:value="-438882" table:style-name="ce5">
            <text:p>-438882</text:p>
          </table:table-cell>
          <table:table-cell office:value-type="float" office:value="258.50900000000001" table:style-name="ce6">
            <text:p>258,51</text:p>
          </table:table-cell>
          <table:table-cell office:value-type="percentage" office:value="1.0058837409916099" table:style-name="ce3">
            <text:p>100,59%</text:p>
          </table:table-cell>
          <table:table-cell office:value-type="float" office:value="6242736.1667459002" table:style-name="ce5">
            <text:p>6242736</text:p>
          </table:table-cell>
          <table:table-cell office:value-type="percentage" office:value="-7.03028268818819E-2" table:style-name="ce3">
            <text:p>-7,03%</text:p>
          </table:table-cell>
          <table:table-cell table:style-name="ce2"/>
          <table:table-cell office:value-type="float" office:value="31.24" table:style-name="ce2">
            <text:p>31,24</text:p>
          </table:table-cell>
          <table:table-cell table:style-name="ce2"/>
          <table:table-cell office:value-type="float" office:value="250.459" table:style-name="ce2">
            <text:p>250,459</text:p>
          </table:table-cell>
          <table:table-cell office:value-type="percentage" office:value="1.03821383939088" table:style-name="ce3">
            <text:p>103,82%</text:p>
          </table:table-cell>
          <table:table-cell table:number-columns-repeated="1009" table:style-name="ce2"/>
          <table:table-cell table:number-columns-repeated="15360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float" office:value="291.22000000000003" table:style-name="ce2">
            <text:p>291,22</text:p>
          </table:table-cell>
          <table:table-cell office:value-type="float" office:value="-404972" table:style-name="ce2">
            <text:p>-404972</text:p>
          </table:table-cell>
          <table:table-cell office:value-type="float" office:value="-409031" table:style-name="ce2">
            <text:p>-409031</text:p>
          </table:table-cell>
          <table:table-cell office:value-type="float" office:value="-407604" table:style-name="ce2">
            <text:p>-407604</text:p>
          </table:table-cell>
          <table:table-cell office:value-type="float" office:value="-407202.33333333302" table:style-name="ce5">
            <text:p>-407202</text:p>
          </table:table-cell>
          <table:table-cell office:value-type="float" office:value="292.08600000000001" table:style-name="ce6">
            <text:p>292,09</text:p>
          </table:table-cell>
          <table:table-cell office:value-type="percentage" office:value="0.99703511979348503" table:style-name="ce3">
            <text:p>99,70%</text:p>
          </table:table-cell>
          <table:table-cell office:value-type="float" office:value="6884154.2671084004" table:style-name="ce5">
            <text:p>6884154</text:p>
          </table:table-cell>
          <table:table-cell office:value-type="percentage" office:value="-5.9150669426292997E-2" table:style-name="ce3">
            <text:p>-5,92%</text:p>
          </table:table-cell>
          <table:table-cell table:style-name="ce2"/>
          <table:table-cell office:value-type="float" office:value="31.19" table:style-name="ce2">
            <text:p>31,19</text:p>
          </table:table-cell>
          <table:table-cell table:style-name="ce2"/>
          <table:table-cell office:value-type="float" office:value="284.036" table:style-name="ce2">
            <text:p>284,036</text:p>
          </table:table-cell>
          <table:table-cell office:value-type="percentage" office:value="1.0252925685476499" table:style-name="ce3">
            <text:p>102,53%</text:p>
          </table:table-cell>
          <table:table-cell table:number-columns-repeated="1009" table:style-name="ce2"/>
          <table:table-cell table:number-columns-repeated="15360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float" office:value="300.41000000000003" table:style-name="ce2">
            <text:p>300,41</text:p>
          </table:table-cell>
          <table:table-cell office:value-type="float" office:value="-400130" table:style-name="ce2">
            <text:p>-400130</text:p>
          </table:table-cell>
          <table:table-cell office:value-type="float" office:value="-398836" table:style-name="ce2">
            <text:p>-398836</text:p>
          </table:table-cell>
          <table:table-cell office:value-type="float" office:value="-399583" table:style-name="ce2">
            <text:p>-399583</text:p>
          </table:table-cell>
          <table:table-cell office:value-type="float" office:value="-399516.33333333302" table:style-name="ce5">
            <text:p>-399516</text:p>
          </table:table-cell>
          <table:table-cell office:value-type="float" office:value="300.10700000000003" table:style-name="ce6">
            <text:p>300,11</text:p>
          </table:table-cell>
          <table:table-cell office:value-type="percentage" office:value="1.0010096398951001" table:style-name="ce3">
            <text:p>100,10%</text:p>
          </table:table-cell>
          <table:table-cell office:value-type="float" office:value="7065371.3544731" table:style-name="ce5">
            <text:p>7065371</text:p>
          </table:table-cell>
          <table:table-cell office:value-type="percentage" office:value="-5.65456949520989E-2" table:style-name="ce3">
            <text:p>-5,65%</text:p>
          </table:table-cell>
          <table:table-cell office:value-type="string" table:style-name="ce1">
            <text:p>koszyk+paluszek</text:p>
          </table:table-cell>
          <table:table-cell office:value-type="float" office:value="9.19" table:style-name="ce2">
            <text:p>9,19</text:p>
          </table:table-cell>
          <table:table-cell table:style-name="ce2"/>
          <table:table-cell office:value-type="float" office:value="292.05700000000002" table:style-name="ce2">
            <text:p>292,057</text:p>
          </table:table-cell>
          <table:table-cell office:value-type="percentage" office:value="1.0286005813933601" table:style-name="ce3">
            <text:p>102,86%</text:p>
          </table:table-cell>
          <table:table-cell table:number-columns-repeated="1009" table:style-name="ce2"/>
          <table:table-cell table:number-columns-repeated="15360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float" office:value="331.63" table:style-name="ce2">
            <text:p>331,63</text:p>
          </table:table-cell>
          <table:table-cell office:value-type="float" office:value="-368201" table:style-name="ce2">
            <text:p>-368201</text:p>
          </table:table-cell>
          <table:table-cell office:value-type="float" office:value="-367976" table:style-name="ce2">
            <text:p>-367976</text:p>
          </table:table-cell>
          <table:table-cell office:value-type="float" office:value="-367674" table:style-name="ce2">
            <text:p>-367674</text:p>
          </table:table-cell>
          <table:table-cell office:value-type="float" office:value="-367950.33333333302" table:style-name="ce5">
            <text:p>-367950</text:p>
          </table:table-cell>
          <table:table-cell office:value-type="float" office:value="332.01600000000002" table:style-name="ce6">
            <text:p>332,02</text:p>
          </table:table-cell>
          <table:table-cell office:value-type="percentage" office:value="0.998837405426244" table:style-name="ce3">
            <text:p>99,88%</text:p>
          </table:table-cell>
          <table:table-cell office:value-type="float" office:value="7654567.4964019004" table:style-name="ce5">
            <text:p>7654567</text:p>
          </table:table-cell>
          <table:table-cell office:value-type="percentage" office:value="-4.8069382562279599E-2" table:style-name="ce3">
            <text:p>-4,81%</text:p>
          </table:table-cell>
          <table:table-cell table:style-name="ce2"/>
          <table:table-cell office:value-type="float" office:value="31.22" table:style-name="ce2">
            <text:p>31,22</text:p>
          </table:table-cell>
          <table:table-cell table:style-name="ce2"/>
          <table:table-cell office:value-type="float" office:value="323.96600000000001" table:style-name="ce2">
            <text:p>323,966</text:p>
          </table:table-cell>
          <table:table-cell office:value-type="percentage" office:value="1.0236568034917199" table:style-name="ce3">
            <text:p>102,37%</text:p>
          </table:table-cell>
          <table:table-cell table:number-columns-repeated="10" table:style-name="ce2"/>
          <table:table-cell table:style-name="ce7"/>
          <table:table-cell table:number-columns-repeated="16358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362.79" table:style-name="ce2">
            <text:p>362,79</text:p>
          </table:table-cell>
          <table:table-cell office:value-type="float" office:value="-336051" table:style-name="ce2">
            <text:p>-336051</text:p>
          </table:table-cell>
          <table:table-cell office:value-type="float" office:value="-339373" table:style-name="ce2">
            <text:p>-339373</text:p>
          </table:table-cell>
          <table:table-cell office:value-type="float" office:value="-337323" table:style-name="ce2">
            <text:p>-337323</text:p>
          </table:table-cell>
          <table:table-cell office:value-type="float" office:value="-337582.33333333302" table:style-name="ce5">
            <text:p>-337582</text:p>
          </table:table-cell>
          <table:table-cell office:value-type="float" office:value="362.36700000000002" table:style-name="ce6">
            <text:p>362,37</text:p>
          </table:table-cell>
          <table:table-cell office:value-type="percentage" office:value="1.0011673248391799" table:style-name="ce3">
            <text:p>100,12%</text:p>
          </table:table-cell>
          <table:table-cell office:value-type="float" office:value="8201911.4496890996" table:style-name="ce5">
            <text:p>8201911</text:p>
          </table:table-cell>
          <table:table-cell office:value-type="percentage" office:value="-4.1158982927830802E-2" table:style-name="ce3">
            <text:p>-4,12%</text:p>
          </table:table-cell>
          <table:table-cell table:style-name="ce2"/>
          <table:table-cell office:value-type="float" office:value="31.16" table:style-name="ce2">
            <text:p>31,16</text:p>
          </table:table-cell>
          <table:table-cell table:style-name="ce2"/>
          <table:table-cell office:value-type="float" office:value="354.31700000000001" table:style-name="ce2">
            <text:p>354,317</text:p>
          </table:table-cell>
          <table:table-cell office:value-type="percentage" office:value="1.02391361408005" table:style-name="ce3">
            <text:p>102,39%</text:p>
          </table:table-cell>
          <table:table-cell table:number-columns-repeated="1009" table:style-name="ce2"/>
          <table:table-cell table:number-columns-repeated="15360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float" office:value="394" table:style-name="ce2">
            <text:p>394</text:p>
          </table:table-cell>
          <table:table-cell office:value-type="float" office:value="-308087" table:style-name="ce2">
            <text:p>-308087</text:p>
          </table:table-cell>
          <table:table-cell office:value-type="float" office:value="-303090" table:style-name="ce2">
            <text:p>-303090</text:p>
          </table:table-cell>
          <table:table-cell office:value-type="float" office:value="-308603" table:style-name="ce2">
            <text:p>-308603</text:p>
          </table:table-cell>
          <table:table-cell office:value-type="float" office:value="-306593.33333333302" table:style-name="ce5">
            <text:p>-306593</text:p>
          </table:table-cell>
          <table:table-cell office:value-type="float" office:value="391.08699999999999" table:style-name="ce6">
            <text:p>391,09</text:p>
          </table:table-cell>
          <table:table-cell office:value-type="percentage" office:value="1.00744847054492" table:style-name="ce3">
            <text:p>100,74%</text:p>
          </table:table-cell>
          <table:table-cell office:value-type="float" office:value="8709355.0360000003" table:style-name="ce5">
            <text:p>8709355</text:p>
          </table:table-cell>
          <table:table-cell office:value-type="percentage" office:value="-3.5202759798634201E-2" table:style-name="ce3">
            <text:p>-3,52%</text:p>
          </table:table-cell>
          <table:table-cell table:style-name="ce2"/>
          <table:table-cell office:value-type="float" office:value="31.21" table:style-name="ce2">
            <text:p>31,21</text:p>
          </table:table-cell>
          <table:table-cell table:style-name="ce2"/>
          <table:table-cell office:value-type="float" office:value="383.03699999999998" table:style-name="ce2">
            <text:p>383,037</text:p>
          </table:table-cell>
          <table:table-cell office:value-type="percentage" office:value="1.0286212559100001" table:style-name="ce3">
            <text:p>102,86%</text:p>
          </table:table-cell>
          <table:table-cell table:number-columns-repeated="1009" table:style-name="ce2"/>
          <table:table-cell table:number-columns-repeated="15360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float" office:value="425.05" table:style-name="ce2">
            <text:p>425,05</text:p>
          </table:table-cell>
          <table:table-cell office:value-type="float" office:value="-277725" table:style-name="ce2">
            <text:p>-277725</text:p>
          </table:table-cell>
          <table:table-cell office:value-type="float" office:value="-274403" table:style-name="ce2">
            <text:p>-274403</text:p>
          </table:table-cell>
          <table:table-cell office:value-type="float" office:value="-273613" table:style-name="ce2">
            <text:p>-273613</text:p>
          </table:table-cell>
          <table:table-cell office:value-type="float" office:value="-275247" table:style-name="ce5">
            <text:p>-275247</text:p>
          </table:table-cell>
          <table:table-cell office:value-type="float" office:value="426.077" table:style-name="ce6">
            <text:p>426,08</text:p>
          </table:table-cell>
          <table:table-cell office:value-type="percentage" office:value="0.99758963755377505" table:style-name="ce3">
            <text:p>99,76%</text:p>
          </table:table-cell>
          <table:table-cell office:value-type="float" office:value="9173699.1401275005" table:style-name="ce5">
            <text:p>9173699</text:p>
          </table:table-cell>
          <table:table-cell office:value-type="percentage" office:value="-3.0003927074087E-2" table:style-name="ce3">
            <text:p>-3,00%</text:p>
          </table:table-cell>
          <table:table-cell table:style-name="ce2"/>
          <table:table-cell office:value-type="float" office:value="31.05" table:style-name="ce2">
            <text:p>31,05</text:p>
          </table:table-cell>
          <table:table-cell table:style-name="ce2"/>
          <table:table-cell office:value-type="float" office:value="418.02699999999999" table:style-name="ce2">
            <text:p>418,027</text:p>
          </table:table-cell>
          <table:table-cell office:value-type="percentage" office:value="1.0168003502166101" table:style-name="ce3">
            <text:p>101,68%</text:p>
          </table:table-cell>
          <table:table-cell table:number-columns-repeated="1009" table:style-name="ce2"/>
          <table:table-cell table:number-columns-repeated="15360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float" office:value="456.23" table:style-name="ce2">
            <text:p>456,23</text:p>
          </table:table-cell>
          <table:table-cell office:value-type="float" office:value="-243685" table:style-name="ce2">
            <text:p>-243685</text:p>
          </table:table-cell>
          <table:table-cell office:value-type="float" office:value="-245899" table:style-name="ce2">
            <text:p>-245899</text:p>
          </table:table-cell>
          <table:table-cell office:value-type="float" office:value="-243996" table:style-name="ce2">
            <text:p>-243996</text:p>
          </table:table-cell>
          <table:table-cell office:value-type="float" office:value="-244526.66666666701" table:style-name="ce5">
            <text:p>-244527</text:p>
          </table:table-cell>
          <table:table-cell office:value-type="float" office:value="455.69400000000002" table:style-name="ce6">
            <text:p>455,69</text:p>
          </table:table-cell>
          <table:table-cell office:value-type="percentage" office:value="1.00117622790732" table:style-name="ce3">
            <text:p>100,12%</text:p>
          </table:table-cell>
          <table:table-cell office:value-type="float" office:value="9599339.3555578999" table:style-name="ce5">
            <text:p>9599339</text:p>
          </table:table-cell>
          <table:table-cell office:value-type="percentage" office:value="-2.5473280775836799E-2" table:style-name="ce3">
            <text:p>-2,55%</text:p>
          </table:table-cell>
          <table:table-cell table:style-name="ce2"/>
          <table:table-cell office:value-type="float" office:value="31.18" table:style-name="ce2">
            <text:p>31,18</text:p>
          </table:table-cell>
          <table:table-cell table:style-name="ce2"/>
          <table:table-cell office:value-type="float" office:value="447.64400000000001" table:style-name="ce2">
            <text:p>447,644</text:p>
          </table:table-cell>
          <table:table-cell office:value-type="percentage" office:value="1.0191804201553001" table:style-name="ce3">
            <text:p>101,92%</text:p>
          </table:table-cell>
          <table:table-cell table:number-columns-repeated="1009" table:style-name="ce2"/>
          <table:table-cell table:number-columns-repeated="15360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float" office:value="487.5" table:style-name="ce2">
            <text:p>487,5</text:p>
          </table:table-cell>
          <table:table-cell office:value-type="float" office:value="-215111" table:style-name="ce2">
            <text:p>-215111</text:p>
          </table:table-cell>
          <table:table-cell office:value-type="float" office:value="-215544" table:style-name="ce2">
            <text:p>-215544</text:p>
          </table:table-cell>
          <table:table-cell office:value-type="float" office:value="-214201" table:style-name="ce2">
            <text:p>-214201</text:p>
          </table:table-cell>
          <table:table-cell office:value-type="float" office:value="-214952" table:style-name="ce5">
            <text:p>-214952</text:p>
          </table:table-cell>
          <table:table-cell office:value-type="float" office:value="485.48899999999998" table:style-name="ce6">
            <text:p>485,49</text:p>
          </table:table-cell>
          <table:table-cell office:value-type="percentage" office:value="1.0041422153746" table:style-name="ce3">
            <text:p>100,41%</text:p>
          </table:table-cell>
          <table:table-cell office:value-type="float" office:value="9985298.71875" table:style-name="ce5">
            <text:p>9985299</text:p>
          </table:table-cell>
          <table:table-cell office:value-type="percentage" office:value="-2.1526847223545899E-2" table:style-name="ce3">
            <text:p>-2,15%</text:p>
          </table:table-cell>
          <table:table-cell table:style-name="ce2"/>
          <table:table-cell office:value-type="float" office:value="31.27" table:style-name="ce2">
            <text:p>31,27</text:p>
          </table:table-cell>
          <table:table-cell table:style-name="ce2"/>
          <table:table-cell office:value-type="float" office:value="477.43900000000002" table:style-name="ce2">
            <text:p>477,439</text:p>
          </table:table-cell>
          <table:table-cell office:value-type="percentage" office:value="1.0210728490969501" table:style-name="ce3">
            <text:p>102,11%</text:p>
          </table:table-cell>
          <table:table-cell table:number-columns-repeated="1009" table:style-name="ce2"/>
          <table:table-cell table:number-columns-repeated="15360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float" office:value="518.63" table:style-name="ce2">
            <text:p>518,63</text:p>
          </table:table-cell>
          <table:table-cell office:value-type="float" office:value="-184611" table:style-name="ce2">
            <text:p>-184611</text:p>
          </table:table-cell>
          <table:table-cell office:value-type="float" office:value="-182364" table:style-name="ce2">
            <text:p>-182364</text:p>
          </table:table-cell>
          <table:table-cell office:value-type="float" office:value="-181365" table:style-name="ce2">
            <text:p>-181365</text:p>
          </table:table-cell>
          <table:table-cell office:value-type="float" office:value="-182780" table:style-name="ce5">
            <text:p>-182780</text:p>
          </table:table-cell>
          <table:table-cell office:value-type="float" office:value="518.32500000000005" table:style-name="ce6">
            <text:p>518,33</text:p>
          </table:table-cell>
          <table:table-cell office:value-type="percentage" office:value="1.0005884338976501" table:style-name="ce3">
            <text:p>100,06%</text:p>
          </table:table-cell>
          <table:table-cell office:value-type="float" office:value="10328836.4060219" table:style-name="ce5">
            <text:p>10328836</text:p>
          </table:table-cell>
          <table:table-cell office:value-type="percentage" office:value="-1.7696088195707699E-2" table:style-name="ce3">
            <text:p>-1,77%</text:p>
          </table:table-cell>
          <table:table-cell table:style-name="ce2"/>
          <table:table-cell office:value-type="float" office:value="31.13" table:style-name="ce2">
            <text:p>31,13</text:p>
          </table:table-cell>
          <table:table-cell table:style-name="ce2"/>
          <table:table-cell office:value-type="float" office:value="510.27499999999998" table:style-name="ce2">
            <text:p>510,275</text:p>
          </table:table-cell>
          <table:table-cell office:value-type="percentage" office:value="1.0163735240801499" table:style-name="ce3">
            <text:p>101,64%</text:p>
          </table:table-cell>
          <table:table-cell table:number-columns-repeated="1009" table:style-name="ce2"/>
          <table:table-cell table:number-columns-repeated="15360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float" office:value="549.79999999999995" table:style-name="ce2">
            <text:p>549,8</text:p>
          </table:table-cell>
          <table:table-cell office:value-type="float" office:value="-150785" table:style-name="ce2">
            <text:p>-150785</text:p>
          </table:table-cell>
          <table:table-cell office:value-type="float" office:value="-153356" table:style-name="ce2">
            <text:p>-153356</text:p>
          </table:table-cell>
          <table:table-cell office:value-type="float" office:value="-151150" table:style-name="ce2">
            <text:p>-151150</text:p>
          </table:table-cell>
          <table:table-cell office:value-type="float" office:value="-151763.66666666701" table:style-name="ce5">
            <text:p>-151764</text:p>
          </table:table-cell>
          <table:table-cell office:value-type="float" office:value="548.54" table:style-name="ce6">
            <text:p>548,54</text:p>
          </table:table-cell>
          <table:table-cell office:value-type="percentage" office:value="1.00229700659934" table:style-name="ce3">
            <text:p>100,23%</text:p>
          </table:table-cell>
          <table:table-cell office:value-type="float" office:value="10632134.84204" table:style-name="ce5">
            <text:p>10632135</text:p>
          </table:table-cell>
          <table:table-cell office:value-type="percentage" office:value="-1.42740539808229E-2" table:style-name="ce3">
            <text:p>-1,43%</text:p>
          </table:table-cell>
          <table:table-cell table:style-name="ce2"/>
          <table:table-cell office:value-type="float" office:value="31.17" table:style-name="ce2">
            <text:p>31,17</text:p>
          </table:table-cell>
          <table:table-cell table:style-name="ce2"/>
          <table:table-cell office:value-type="float" office:value="540.49" table:style-name="ce2">
            <text:p>540,49</text:p>
          </table:table-cell>
          <table:table-cell office:value-type="percentage" office:value="1.01722511054784" table:style-name="ce3">
            <text:p>101,72%</text:p>
          </table:table-cell>
          <table:table-cell table:number-columns-repeated="1009" table:style-name="ce2"/>
          <table:table-cell table:number-columns-repeated="15360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float" office:value="580.91" table:style-name="ce2">
            <text:p>580,91</text:p>
          </table:table-cell>
          <table:table-cell office:value-type="float" office:value="-122314" table:style-name="ce2">
            <text:p>-122314</text:p>
          </table:table-cell>
          <table:table-cell office:value-type="float" office:value="-121922" table:style-name="ce2">
            <text:p>-121922</text:p>
          </table:table-cell>
          <table:table-cell office:value-type="float" office:value="-118429" table:style-name="ce2">
            <text:p>-118429</text:p>
          </table:table-cell>
          <table:table-cell office:value-type="float" office:value="-120888.33333333299" table:style-name="ce5">
            <text:p>-120888</text:p>
          </table:table-cell>
          <table:table-cell office:value-type="float" office:value="581.26099999999997" table:style-name="ce6">
            <text:p>581,26</text:p>
          </table:table-cell>
          <table:table-cell office:value-type="percentage" office:value="0.99939614046013703" table:style-name="ce3">
            <text:p>99,94%</text:p>
          </table:table-cell>
          <table:table-cell office:value-type="float" office:value="10894260.1177331" table:style-name="ce5">
            <text:p>10894260</text:p>
          </table:table-cell>
          <table:table-cell office:value-type="percentage" office:value="-1.1096516149504999E-2" table:style-name="ce3">
            <text:p>-1,11%</text:p>
          </table:table-cell>
          <table:table-cell table:style-name="ce2"/>
          <table:table-cell office:value-type="float" office:value="31.11" table:style-name="ce2">
            <text:p>31,11</text:p>
          </table:table-cell>
          <table:table-cell table:style-name="ce2"/>
          <table:table-cell office:value-type="float" office:value="573.21100000000001" table:style-name="ce2">
            <text:p>573,211</text:p>
          </table:table-cell>
          <table:table-cell office:value-type="percentage" office:value="1.01343135424826" table:style-name="ce3">
            <text:p>101,34%</text:p>
          </table:table-cell>
          <table:table-cell table:number-columns-repeated="1009" table:style-name="ce2"/>
          <table:table-cell table:number-columns-repeated="15360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float" office:value="611.53" table:style-name="ce2">
            <text:p>611,53</text:p>
          </table:table-cell>
          <table:table-cell office:value-type="float" office:value="-87502" table:style-name="ce2">
            <text:p>-87502</text:p>
          </table:table-cell>
          <table:table-cell office:value-type="float" office:value="-87175" table:style-name="ce2">
            <text:p>-87175</text:p>
          </table:table-cell>
          <table:table-cell office:value-type="float" office:value="-89802" table:style-name="ce2">
            <text:p>-89802</text:p>
          </table:table-cell>
          <table:table-cell office:value-type="float" office:value="-88159.666666666701" table:style-name="ce5">
            <text:p>-88160</text:p>
          </table:table-cell>
          <table:table-cell office:value-type="float" office:value="609.88800000000003" table:style-name="ce6">
            <text:p>609,89</text:p>
          </table:table-cell>
          <table:table-cell office:value-type="percentage" office:value="1.0026922976021799" table:style-name="ce3">
            <text:p>100,27%</text:p>
          </table:table-cell>
          <table:table-cell office:value-type="float" office:value="11112659.5470859" table:style-name="ce5">
            <text:p>11112660</text:p>
          </table:table-cell>
          <table:table-cell office:value-type="percentage" office:value="-7.9332644263168297E-3" table:style-name="ce3">
            <text:p>-0,79%</text:p>
          </table:table-cell>
          <table:table-cell office:value-type="string" table:style-name="ce1">
            <text:p>koszyk_paluszek_braienergy+lozyska w tubie+lozyska w folii</text:p>
          </table:table-cell>
          <table:table-cell office:value-type="float" office:value="30.62" table:style-name="ce2">
            <text:p>30,62</text:p>
          </table:table-cell>
          <table:table-cell table:style-name="ce2"/>
          <table:table-cell office:value-type="float" office:value="601.83799999999997" table:style-name="ce2">
            <text:p>601,838</text:p>
          </table:table-cell>
          <table:table-cell office:value-type="percentage" office:value="1.0161040014090199" table:style-name="ce3">
            <text:p>101,61%</text:p>
          </table:table-cell>
          <table:table-cell table:number-columns-repeated="1009" table:style-name="ce2"/>
          <table:table-cell table:number-columns-repeated="15360"/>
        </table:table-row>
        <table:table-row table:style-name="ro2">
          <table:table-cell office:value-type="float" office:value="24" table:style-name="ce2">
            <text:p>24</text:p>
          </table:table-cell>
          <table:table-cell office:value-type="float" office:value="642.74" table:style-name="ce2">
            <text:p>642,74</text:p>
          </table:table-cell>
          <table:table-cell office:value-type="float" office:value="-53788" table:style-name="ce2">
            <text:p>-53788</text:p>
          </table:table-cell>
          <table:table-cell office:value-type="float" office:value="-53797" table:style-name="ce2">
            <text:p>-53797</text:p>
          </table:table-cell>
          <table:table-cell office:value-type="float" office:value="-56285" table:style-name="ce2">
            <text:p>-56285</text:p>
          </table:table-cell>
          <table:table-cell office:value-type="float" office:value="-54623.333333333299" table:style-name="ce5">
            <text:p>-54623</text:p>
          </table:table-cell>
          <table:table-cell office:value-type="float" office:value="643.40499999999997" table:style-name="ce6">
            <text:p>643,41</text:p>
          </table:table-cell>
          <table:table-cell office:value-type="percentage" office:value="0.998966436381439" table:style-name="ce3">
            <text:p>99,90%</text:p>
          </table:table-cell>
          <table:table-cell office:value-type="float" office:value="11294841.610487601" table:style-name="ce5">
            <text:p>11294842</text:p>
          </table:table-cell>
          <table:table-cell office:value-type="percentage" office:value="-4.83613097173615E-3" table:style-name="ce3">
            <text:p>-0,48%</text:p>
          </table:table-cell>
          <table:table-cell table:style-name="ce2"/>
          <table:table-cell office:value-type="float" office:value="31.21" table:style-name="ce2">
            <text:p>31,21</text:p>
          </table:table-cell>
          <table:table-cell table:style-name="ce2"/>
          <table:table-cell office:value-type="float" office:value="635.35500000000002" table:style-name="ce2">
            <text:p>635,355</text:p>
          </table:table-cell>
          <table:table-cell office:value-type="percentage" office:value="1.01162342312565" table:style-name="ce3">
            <text:p>101,16%</text:p>
          </table:table-cell>
          <table:table-cell table:number-columns-repeated="1009" table:style-name="ce2"/>
          <table:table-cell table:number-columns-repeated="15360"/>
        </table:table-row>
        <table:table-row table:style-name="ro2">
          <table:table-cell office:value-type="float" office:value="25" table:style-name="ce2">
            <text:p>25</text:p>
          </table:table-cell>
          <table:table-cell office:value-type="float" office:value="673.78" table:style-name="ce2">
            <text:p>673,78</text:p>
          </table:table-cell>
          <table:table-cell office:value-type="float" office:value="-26261" table:style-name="ce2">
            <text:p>-26261</text:p>
          </table:table-cell>
          <table:table-cell office:value-type="float" office:value="-28160" table:style-name="ce2">
            <text:p>-28160</text:p>
          </table:table-cell>
          <table:table-cell office:value-type="float" office:value="-27653" table:style-name="ce2">
            <text:p>-27653</text:p>
          </table:table-cell>
          <table:table-cell office:value-type="float" office:value="-27358" table:style-name="ce5">
            <text:p>-27358</text:p>
          </table:table-cell>
          <table:table-cell office:value-type="float" office:value="672.03700000000003" table:style-name="ce6">
            <text:p>672,04</text:p>
          </table:table-cell>
          <table:table-cell office:value-type="percentage" office:value="1.0025936071972199" table:style-name="ce3">
            <text:p>100,26%</text:p>
          </table:table-cell>
          <table:table-cell office:value-type="float" office:value="11435552.837508401" table:style-name="ce5">
            <text:p>11435553</text:p>
          </table:table-cell>
          <table:table-cell office:value-type="percentage" office:value="-2.3923635690148901E-3" table:style-name="ce3">
            <text:p>-0,24%</text:p>
          </table:table-cell>
          <table:table-cell table:style-name="ce2"/>
          <table:table-cell office:value-type="float" office:value="31.04" table:style-name="ce2">
            <text:p>31,04</text:p>
          </table:table-cell>
          <table:table-cell table:style-name="ce2"/>
          <table:table-cell office:value-type="float" office:value="663.98699999999997" table:style-name="ce2">
            <text:p>663,987</text:p>
          </table:table-cell>
          <table:table-cell office:value-type="percentage" office:value="1.0147487827321899" table:style-name="ce3">
            <text:p>101,47%</text:p>
          </table:table-cell>
          <table:table-cell table:number-columns-repeated="1009" table:style-name="ce2"/>
          <table:table-cell table:number-columns-repeated="15360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float" office:value="704.93" table:style-name="ce2">
            <text:p>704,93</text:p>
          </table:table-cell>
          <table:table-cell office:value-type="float" office:value="5185" table:style-name="ce2">
            <text:p>5185</text:p>
          </table:table-cell>
          <table:table-cell office:value-type="float" office:value="4408" table:style-name="ce2">
            <text:p>4408</text:p>
          </table:table-cell>
          <table:table-cell office:value-type="float" office:value="4352" table:style-name="ce2">
            <text:p>4352</text:p>
          </table:table-cell>
          <table:table-cell office:value-type="float" office:value="4648.3333333333303" table:style-name="ce5">
            <text:p>4648</text:p>
          </table:table-cell>
          <table:table-cell office:value-type="float" office:value="704.04200000000003" table:style-name="ce6">
            <text:p>704,04</text:p>
          </table:table-cell>
          <table:table-cell office:value-type="percentage" office:value="1.0012612883890399" table:style-name="ce3">
            <text:p>100,13%</text:p>
          </table:table-cell>
          <table:table-cell office:value-type="float" office:value="11536179.9286499" table:style-name="ce5">
            <text:p>11536180</text:p>
          </table:table-cell>
          <table:table-cell office:value-type="percentage" office:value="4.0293523177367202E-4" table:style-name="ce3">
            <text:p>0,04%</text:p>
          </table:table-cell>
          <table:table-cell table:style-name="ce2"/>
          <table:table-cell office:value-type="float" office:value="31.15" table:style-name="ce2">
            <text:p>31,15</text:p>
          </table:table-cell>
          <table:table-cell table:style-name="ce2"/>
          <table:table-cell office:value-type="float" office:value="695.99199999999996" table:style-name="ce2">
            <text:p>695,992</text:p>
          </table:table-cell>
          <table:table-cell office:value-type="percentage" office:value="1.01284210163335" table:style-name="ce3">
            <text:p>101,28%</text:p>
          </table:table-cell>
          <table:table-cell table:number-columns-repeated="1009" table:style-name="ce2"/>
          <table:table-cell table:number-columns-repeated="15360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float" office:value="736.07" table:style-name="ce2">
            <text:p>736,07</text:p>
          </table:table-cell>
          <table:table-cell office:value-type="float" office:value="35201" table:style-name="ce2">
            <text:p>35201</text:p>
          </table:table-cell>
          <table:table-cell office:value-type="float" office:value="37630" table:style-name="ce2">
            <text:p>37630</text:p>
          </table:table-cell>
          <table:table-cell office:value-type="float" office:value="35798" table:style-name="ce2">
            <text:p>35798</text:p>
          </table:table-cell>
          <table:table-cell office:value-type="float" office:value="36209.666666666701" table:style-name="ce5">
            <text:p>36210</text:p>
          </table:table-cell>
          <table:table-cell office:value-type="float" office:value="735.48800000000006" table:style-name="ce6">
            <text:p>735,49</text:p>
          </table:table-cell>
          <table:table-cell office:value-type="percentage" office:value="1.0007913113470199" table:style-name="ce3">
            <text:p>100,08%</text:p>
          </table:table-cell>
          <table:table-cell office:value-type="float" office:value="11596139.7183899" table:style-name="ce5">
            <text:p>11596140</text:p>
          </table:table-cell>
          <table:table-cell office:value-type="percentage" office:value="3.12256212377668E-3" table:style-name="ce3">
            <text:p>0,31%</text:p>
          </table:table-cell>
          <table:table-cell table:style-name="ce2"/>
          <table:table-cell office:value-type="float" office:value="31.14" table:style-name="ce2">
            <text:p>31,14</text:p>
          </table:table-cell>
          <table:table-cell table:style-name="ce2"/>
          <table:table-cell office:value-type="float" office:value="727.43799999999999" table:style-name="ce2">
            <text:p>727,438</text:p>
          </table:table-cell>
          <table:table-cell office:value-type="percentage" office:value="1.0118663033825599" table:style-name="ce3">
            <text:p>101,19%</text:p>
          </table:table-cell>
          <table:table-cell table:number-columns-repeated="16369"/>
        </table:table-row>
        <table:table-row table:style-name="ro2">
          <table:table-cell office:value-type="float" office:value="28" table:style-name="ce2">
            <text:p>28</text:p>
          </table:table-cell>
          <table:table-cell office:value-type="float" office:value="767.31" table:style-name="ce2">
            <text:p>767,31</text:p>
          </table:table-cell>
          <table:table-cell office:value-type="float" office:value="71928" table:style-name="ce2">
            <text:p>71928</text:p>
          </table:table-cell>
          <table:table-cell office:value-type="float" office:value="65353" table:style-name="ce2">
            <text:p>65353</text:p>
          </table:table-cell>
          <table:table-cell office:value-type="float" office:value="67303" table:style-name="ce2">
            <text:p>67303</text:p>
          </table:table-cell>
          <table:table-cell office:value-type="float" office:value="68194.666666666701" table:style-name="ce5">
            <text:p>68195</text:p>
          </table:table-cell>
          <table:table-cell office:value-type="float" office:value="766.99300000000005" table:style-name="ce6">
            <text:p>766,99</text:p>
          </table:table-cell>
          <table:table-cell office:value-type="percentage" office:value="1.0004133023378301" table:style-name="ce3">
            <text:p>100,04%</text:p>
          </table:table-cell>
          <table:table-cell office:value-type="float" office:value="11615467.6683411" table:style-name="ce5">
            <text:p>11615468</text:p>
          </table:table-cell>
          <table:table-cell office:value-type="percentage" office:value="5.8710220383581101E-3" table:style-name="ce3">
            <text:p>0,59%</text:p>
          </table:table-cell>
          <table:table-cell table:style-name="ce2"/>
          <table:table-cell office:value-type="float" office:value="31.24" table:style-name="ce2">
            <text:p>31,24</text:p>
          </table:table-cell>
          <table:table-cell table:style-name="ce2"/>
          <table:table-cell office:value-type="float" office:value="758.94299999999998" table:style-name="ce2">
            <text:p>758,943</text:p>
          </table:table-cell>
          <table:table-cell office:value-type="percentage" office:value="1.0110245433451499" table:style-name="ce3">
            <text:p>101,10%</text:p>
          </table:table-cell>
          <table:table-cell table:number-columns-repeated="16369"/>
        </table:table-row>
        <table:table-row table:style-name="ro2">
          <table:table-cell office:value-type="float" office:value="29" table:style-name="ce2">
            <text:p>29</text:p>
          </table:table-cell>
          <table:table-cell office:value-type="float" office:value="798.44" table:style-name="ce2">
            <text:p>798,44</text:p>
          </table:table-cell>
          <table:table-cell office:value-type="float" office:value="96460" table:style-name="ce2">
            <text:p>96460</text:p>
          </table:table-cell>
          <table:table-cell office:value-type="float" office:value="99044" table:style-name="ce2">
            <text:p>99044</text:p>
          </table:table-cell>
          <table:table-cell office:value-type="float" office:value="100484" table:style-name="ce2">
            <text:p>100484</text:p>
          </table:table-cell>
          <table:table-cell office:value-type="float" office:value="98662.666666666701" table:style-name="ce5">
            <text:p>98663</text:p>
          </table:table-cell>
          <table:table-cell office:value-type="float" office:value="800.17399999999998" table:style-name="ce6">
            <text:p>800,17</text:p>
          </table:table-cell>
          <table:table-cell office:value-type="percentage" office:value="0.99783297132873605" table:style-name="ce3">
            <text:p>99,78%</text:p>
          </table:table-cell>
          <table:table-cell office:value-type="float" office:value="11594053.4425136" table:style-name="ce5">
            <text:p>11594053</text:p>
          </table:table-cell>
          <table:table-cell office:value-type="percentage" office:value="8.5097646958298395E-3" table:style-name="ce3">
            <text:p>0,85%</text:p>
          </table:table-cell>
          <table:table-cell table:style-name="ce2"/>
          <table:table-cell office:value-type="float" office:value="31.13" table:style-name="ce2">
            <text:p>31,13</text:p>
          </table:table-cell>
          <table:table-cell table:style-name="ce2"/>
          <table:table-cell office:value-type="float" office:value="792.12400000000002" table:style-name="ce2">
            <text:p>792,124</text:p>
          </table:table-cell>
          <table:table-cell office:value-type="percentage" office:value="1.00797349909863" table:style-name="ce3">
            <text:p>100,80%</text:p>
          </table:table-cell>
          <table:table-cell table:number-columns-repeated="16369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float" office:value="829.54" table:style-name="ce2">
            <text:p>829,54</text:p>
          </table:table-cell>
          <table:table-cell office:value-type="float" office:value="129105" table:style-name="ce2">
            <text:p>129105</text:p>
          </table:table-cell>
          <table:table-cell office:value-type="float" office:value="127446" table:style-name="ce2">
            <text:p>127446</text:p>
          </table:table-cell>
          <table:table-cell office:value-type="float" office:value="130754" table:style-name="ce2">
            <text:p>130754</text:p>
          </table:table-cell>
          <table:table-cell office:value-type="float" office:value="129101.66666666701" table:style-name="ce5">
            <text:p>129102</text:p>
          </table:table-cell>
          <table:table-cell office:value-type="float" office:value="830.44399999999996" table:style-name="ce6">
            <text:p>830,44</text:p>
          </table:table-cell>
          <table:table-cell office:value-type="percentage" office:value="0.99891142569517" table:style-name="ce3">
            <text:p>99,89%</text:p>
          </table:table-cell>
          <table:table-cell office:value-type="float" office:value="11532116.1435916" table:style-name="ce5">
            <text:p>11532116</text:p>
          </table:table-cell>
          <table:table-cell office:value-type="percentage" office:value="1.1194967606912999E-2" table:style-name="ce3">
            <text:p>1,12%</text:p>
          </table:table-cell>
          <table:table-cell table:style-name="ce2"/>
          <table:table-cell office:value-type="float" office:value="31.1" table:style-name="ce2">
            <text:p>31,1</text:p>
          </table:table-cell>
          <table:table-cell table:style-name="ce2"/>
          <table:table-cell office:value-type="float" office:value="822.39400000000001" table:style-name="ce2">
            <text:p>822,394</text:p>
          </table:table-cell>
          <table:table-cell office:value-type="percentage" office:value="1.00868926572908" table:style-name="ce3">
            <text:p>100,87%</text:p>
          </table:table-cell>
          <table:table-cell table:number-columns-repeated="16369"/>
        </table:table-row>
        <table:table-row table:style-name="ro2">
          <table:table-cell office:value-type="float" office:value="31" table:style-name="ce2">
            <text:p>31</text:p>
          </table:table-cell>
          <table:table-cell office:value-type="float" office:value="860.66" table:style-name="ce2">
            <text:p>860,66</text:p>
          </table:table-cell>
          <table:table-cell office:value-type="float" office:value="161015" table:style-name="ce2">
            <text:p>161015</text:p>
          </table:table-cell>
          <table:table-cell office:value-type="float" office:value="161542" table:style-name="ce2">
            <text:p>161542</text:p>
          </table:table-cell>
          <table:table-cell office:value-type="float" office:value="160018" table:style-name="ce2">
            <text:p>160018</text:p>
          </table:table-cell>
          <table:table-cell office:value-type="float" office:value="160858.33333333299" table:style-name="ce5">
            <text:p>160858</text:p>
          </table:table-cell>
          <table:table-cell office:value-type="float" office:value="859.70799999999997" table:style-name="ce6">
            <text:p>859,71</text:p>
          </table:table-cell>
          <table:table-cell office:value-type="percentage" office:value="1.0011073527290699" table:style-name="ce3">
            <text:p>100,11%</text:p>
          </table:table-cell>
          <table:table-cell office:value-type="float" office:value="11429575.7498156" table:style-name="ce5">
            <text:p>11429576</text:p>
          </table:table-cell>
          <table:table-cell office:value-type="percentage" office:value="1.40738673818167E-2" table:style-name="ce3">
            <text:p>1,41%</text:p>
          </table:table-cell>
          <table:table-cell table:style-name="ce2"/>
          <table:table-cell office:value-type="float" office:value="31.12" table:style-name="ce2">
            <text:p>31,12</text:p>
          </table:table-cell>
          <table:table-cell table:style-name="ce2"/>
          <table:table-cell office:value-type="float" office:value="851.65800000000002" table:style-name="ce2">
            <text:p>851,658</text:p>
          </table:table-cell>
          <table:table-cell office:value-type="percentage" office:value="1.0105699705750399" table:style-name="ce3">
            <text:p>101,06%</text:p>
          </table:table-cell>
          <table:table-cell table:number-columns-repeated="16369"/>
        </table:table-row>
        <table:table-row table:style-name="ro2">
          <table:table-cell office:value-type="float" office:value="32" table:style-name="ce2">
            <text:p>32</text:p>
          </table:table-cell>
          <table:table-cell office:value-type="float" office:value="891.86" table:style-name="ce2">
            <text:p>891,86</text:p>
          </table:table-cell>
          <table:table-cell office:value-type="float" office:value="191286" table:style-name="ce2">
            <text:p>191286</text:p>
          </table:table-cell>
          <table:table-cell office:value-type="float" office:value="190410" table:style-name="ce2">
            <text:p>190410</text:p>
          </table:table-cell>
          <table:table-cell office:value-type="float" office:value="189330" table:style-name="ce2">
            <text:p>189330</text:p>
          </table:table-cell>
          <table:table-cell office:value-type="float" office:value="190342" table:style-name="ce5">
            <text:p>190342</text:p>
          </table:table-cell>
          <table:table-cell office:value-type="float" office:value="889.02" table:style-name="ce6">
            <text:p>889,02</text:p>
          </table:table-cell>
          <table:table-cell office:value-type="percentage" office:value="1.0031945288070001" table:style-name="ce3">
            <text:p>100,32%</text:p>
          </table:table-cell>
          <table:table-cell office:value-type="float" office:value="11286038.855639599" table:style-name="ce5">
            <text:p>11286039</text:p>
          </table:table-cell>
          <table:table-cell office:value-type="percentage" office:value="1.6865261801299498E-2" table:style-name="ce3">
            <text:p>1,69%</text:p>
          </table:table-cell>
          <table:table-cell table:style-name="ce2"/>
          <table:table-cell office:value-type="float" office:value="31.2" table:style-name="ce2">
            <text:p>31,2</text:p>
          </table:table-cell>
          <table:table-cell table:style-name="ce2"/>
          <table:table-cell office:value-type="float" office:value="880.97" table:style-name="ce2">
            <text:p>880,97</text:p>
          </table:table-cell>
          <table:table-cell office:value-type="percentage" office:value="1.01236137439413" table:style-name="ce3">
            <text:p>101,24%</text:p>
          </table:table-cell>
          <table:table-cell table:number-columns-repeated="16369"/>
        </table:table-row>
        <table:table-row table:style-name="ro2">
          <table:table-cell table:style-name="ce2"/>
          <table:table-cell office:value-type="float" office:value="919.93" table:style-name="ce2">
            <text:p>919,93</text:p>
          </table:table-cell>
          <table:table-cell office:value-type="float" office:value="220042" table:style-name="ce2">
            <text:p>220042</text:p>
          </table:table-cell>
          <table:table-cell office:value-type="float" office:value="222223" table:style-name="ce2">
            <text:p>222223</text:p>
          </table:table-cell>
          <table:table-cell office:value-type="float" office:value="220441" table:style-name="ce2">
            <text:p>220441</text:p>
          </table:table-cell>
          <table:table-cell office:value-type="float" office:value="220902" table:style-name="ce5">
            <text:p>220902</text:p>
          </table:table-cell>
          <table:table-cell office:value-type="float" office:value="920.13099999999997" table:style-name="ce6">
            <text:p>920,13</text:p>
          </table:table-cell>
          <table:table-cell office:value-type="percentage" office:value="0.99978155284410597" table:style-name="ce3">
            <text:p>99,98%</text:p>
          </table:table-cell>
          <table:table-cell office:value-type="float" office:value="11122048.6185499" table:style-name="ce5">
            <text:p>11122049</text:p>
          </table:table-cell>
          <table:table-cell office:value-type="percentage" office:value="1.9861628695955199E-2" table:style-name="ce3">
            <text:p>1,99%</text:p>
          </table:table-cell>
          <table:table-cell table:style-name="ce2"/>
          <table:table-cell office:value-type="float" office:value="28.07" table:style-name="ce2">
            <text:p>28,07</text:p>
          </table:table-cell>
          <table:table-cell table:style-name="ce2"/>
          <table:table-cell office:value-type="float" office:value="912.08100000000002" table:style-name="ce2">
            <text:p>912,081</text:p>
          </table:table-cell>
          <table:table-cell office:value-type="percentage" office:value="1.0086055953363799" table:style-name="ce3">
            <text:p>100,86%</text:p>
          </table:table-cell>
          <table:table-cell table:number-columns-repeated="16369"/>
        </table:table-row>
        <table:table-row table:style-name="ro2">
          <table:table-cell table:style-name="ce2"/>
          <table:table-cell office:value-type="float" office:value="949.99" table:style-name="ce2">
            <text:p>949,99</text:p>
          </table:table-cell>
          <table:table-cell office:value-type="float" office:value="252276" table:style-name="ce2">
            <text:p>252276</text:p>
          </table:table-cell>
          <table:table-cell office:value-type="float" office:value="248863" table:style-name="ce2">
            <text:p>248863</text:p>
          </table:table-cell>
          <table:table-cell office:value-type="float" office:value="253977" table:style-name="ce2">
            <text:p>253977</text:p>
          </table:table-cell>
          <table:table-cell office:value-type="float" office:value="251705.33333333299" table:style-name="ce5">
            <text:p>251705</text:p>
          </table:table-cell>
          <table:table-cell office:value-type="float" office:value="953.66700000000003" table:style-name="ce6">
            <text:p>953,67</text:p>
          </table:table-cell>
          <table:table-cell office:value-type="percentage" office:value="0.99614435646824295" table:style-name="ce3">
            <text:p>99,61%</text:p>
          </table:table-cell>
          <table:table-cell office:value-type="float" office:value="10909826.3989051" table:style-name="ce5">
            <text:p>10909826</text:p>
          </table:table-cell>
          <table:table-cell office:value-type="percentage" office:value="2.30714334151636E-2" table:style-name="ce3">
            <text:p>2,31%</text:p>
          </table:table-cell>
          <table:table-cell table:style-name="ce2"/>
          <table:table-cell office:value-type="float" office:value="30.059999999999899" table:style-name="ce2">
            <text:p>30,06</text:p>
          </table:table-cell>
          <table:table-cell table:style-name="ce2"/>
          <table:table-cell office:value-type="float" office:value="945.61699999999996" table:style-name="ce2">
            <text:p>945,617</text:p>
          </table:table-cell>
          <table:table-cell office:value-type="percentage" office:value="1.0046244938489901" table:style-name="ce3">
            <text:p>100,46%</text:p>
          </table:table-cell>
          <table:table-cell table:number-columns-repeated="16369"/>
        </table:table-row>
        <table:table-row table:style-name="ro2">
          <table:table-cell table:style-name="ce2"/>
          <table:table-cell office:value-type="float" office:value="981.77" table:style-name="ce2">
            <text:p>981,77</text:p>
          </table:table-cell>
          <table:table-cell office:value-type="float" office:value="287504" table:style-name="ce2">
            <text:p>287504</text:p>
          </table:table-cell>
          <table:table-cell office:value-type="float" office:value="287346" table:style-name="ce2">
            <text:p>287346</text:p>
          </table:table-cell>
          <table:table-cell office:value-type="float" office:value="288039" table:style-name="ce2">
            <text:p>288039</text:p>
          </table:table-cell>
          <table:table-cell office:value-type="float" office:value="287629.66666666698" table:style-name="ce5">
            <text:p>287630</text:p>
          </table:table-cell>
          <table:table-cell office:value-type="float" office:value="987.72900000000004" table:style-name="ce6">
            <text:p>987,73</text:p>
          </table:table-cell>
          <table:table-cell office:value-type="percentage" office:value="0.99396696867258105" table:style-name="ce3">
            <text:p>99,40%</text:p>
          </table:table-cell>
          <table:table-cell office:value-type="float" office:value="10644290.508077901" table:style-name="ce5">
            <text:p>10644291</text:p>
          </table:table-cell>
          <table:table-cell office:value-type="percentage" office:value="2.7021966982993001E-2" table:style-name="ce3">
            <text:p>2,70%</text:p>
          </table:table-cell>
          <table:table-cell table:style-name="ce2"/>
          <table:table-cell office:value-type="float" office:value="31.78" table:style-name="ce2">
            <text:p>31,78</text:p>
          </table:table-cell>
          <table:table-cell table:style-name="ce2"/>
          <table:table-cell office:value-type="float" office:value="979.67899999999997" table:style-name="ce2">
            <text:p>979,679</text:p>
          </table:table-cell>
          <table:table-cell office:value-type="percentage" office:value="1.00213437258531" table:style-name="ce3">
            <text:p>100,21%</text:p>
          </table:table-cell>
          <table:table-cell table:number-columns-repeated="16369"/>
        </table:table-row>
        <table:table-row table:number-rows-repeated="31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1">
            <text:p>wzór</text:p>
          </table:table-cell>
          <table:table-cell office:value-type="string" table:style-name="ce7">
            <text:p>y = 0,001x + 699,69</text:p>
          </table:table-cell>
          <table:table-cell table:number-columns-repeated="16380"/>
        </table:table-row>
        <table:table-row table:number-rows-repeated="1048487" table:style-name="ro1">
          <table:table-cell table:number-columns-repeated="16384"/>
        </table:table-row>
      </table:table>
      <table:table table:name="WAGA_2" table:style-name="ta1">
        <table:table-column table:style-name="co1" table:number-columns-repeated="10" table:default-cell-style-name="ce2"/>
        <table:table-column table:style-name="co9" table:default-cell-style-name="ce2"/>
        <table:table-column table:style-name="co1" table:number-columns-repeated="1013" table:default-cell-style-name="ce2"/>
        <table:table-column table:style-name="co8" table:number-columns-repeated="15360" table:default-cell-style-name="ce1"/>
        <table:table-row table:style-name="ro2">
          <table:table-cell table:number-columns-repeated="1024" table:style-name="ce2"/>
          <table:table-cell table:number-columns-repeated="15360"/>
        </table:table-row>
        <table:table-row table:style-name="ro2">
          <table:table-cell table:number-columns-repeated="3" table:style-name="ce2"/>
          <table:table-cell office:value-type="string" table:style-name="ce1">
            <text:p>pomiar</text:p>
          </table:table-cell>
          <table:table-cell table:number-columns-repeated="1020" table:style-name="ce2"/>
          <table:table-cell table:number-columns-repeated="15360"/>
        </table:table-row>
        <table:table-row table:style-name="ro3">
          <table:table-cell office:value-type="string" table:style-name="ce1">
            <text:p>lp</text:p>
          </table:table-cell>
          <table:table-cell office:value-type="string" table:style-name="ce1">
            <text:p>mała</text:p>
          </table:table-cell>
          <table:table-cell table:number-columns-repeated="3" table:style-name="ce2"/>
          <table:table-cell office:value-type="string" table:style-name="ce1">
            <text:p>średnia</text:p>
          </table:table-cell>
          <table:table-cell office:value-type="string" table:style-name="ce1">
            <text:p>liniowo</text:p>
          </table:table-cell>
          <table:table-cell office:value-type="string" table:style-name="ce1">
            <text:p>błąd</text:p>
          </table:table-cell>
          <table:table-cell table:style-name="ce2"/>
          <table:table-cell office:value-type="string" table:style-name="ce1">
            <text:p>wzór</text:p>
          </table:table-cell>
          <table:table-cell office:value-type="string" table:style-name="ce8">
            <text:p>y = -0,0011x - 72,898</text:p>
            <text:p/>
          </table:table-cell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02.31" table:style-name="ce2">
            <text:p>102,31</text:p>
          </table:table-cell>
          <table:table-cell office:value-type="float" office:value="-155715" table:style-name="ce2">
            <text:p>-155715</text:p>
          </table:table-cell>
          <table:table-cell office:value-type="float" office:value="-156060" table:style-name="ce2">
            <text:p>-156060</text:p>
          </table:table-cell>
          <table:table-cell office:value-type="float" office:value="-159908" table:style-name="ce2">
            <text:p>-159908</text:p>
          </table:table-cell>
          <table:table-cell office:value-type="float" office:value="-157227.66666666701" table:style-name="ce2">
            <text:p>-157227,6667</text:p>
          </table:table-cell>
          <table:table-cell office:value-type="float" office:value="100.052433333333" table:style-name="ce2">
            <text:p>100,0524333</text:p>
          </table:table-cell>
          <table:table-cell office:value-type="percentage" office:value="1.02256383569548" table:style-name="ce3">
            <text:p>102,26%</text:p>
          </table:table-cell>
          <table:table-cell table:number-columns-repeated="1016" table:style-name="ce2"/>
          <table:table-cell table:number-columns-repeated="15360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95.83" table:style-name="ce2">
            <text:p>195,83</text:p>
          </table:table-cell>
          <table:table-cell office:value-type="float" office:value="-238880" table:style-name="ce2">
            <text:p>-238880</text:p>
          </table:table-cell>
          <table:table-cell office:value-type="float" office:value="-237757" table:style-name="ce2">
            <text:p>-237757</text:p>
          </table:table-cell>
          <table:table-cell office:value-type="float" office:value="-237991" table:style-name="ce2">
            <text:p>-237991</text:p>
          </table:table-cell>
          <table:table-cell office:value-type="float" office:value="-238209.33333333299" table:style-name="ce2">
            <text:p>-238209,3333</text:p>
          </table:table-cell>
          <table:table-cell office:value-type="float" office:value="189.13226666666699" table:style-name="ce2">
            <text:p>189,1322667</text:p>
          </table:table-cell>
          <table:table-cell office:value-type="percentage" office:value="1.0354129596783099" table:style-name="ce3">
            <text:p>103,54%</text:p>
          </table:table-cell>
          <table:table-cell table:number-columns-repeated="1016" table:style-name="ce2"/>
          <table:table-cell table:number-columns-repeated="15360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58.01" table:style-name="ce2">
            <text:p>258,01</text:p>
          </table:table-cell>
          <table:table-cell office:value-type="float" office:value="-294613" table:style-name="ce2">
            <text:p>-294613</text:p>
          </table:table-cell>
          <table:table-cell office:value-type="float" office:value="-293459" table:style-name="ce2">
            <text:p>-293459</text:p>
          </table:table-cell>
          <table:table-cell office:value-type="float" office:value="-293319" table:style-name="ce2">
            <text:p>-293319</text:p>
          </table:table-cell>
          <table:table-cell office:value-type="float" office:value="-293797" table:style-name="ce2">
            <text:p>-293797</text:p>
          </table:table-cell>
          <table:table-cell office:value-type="float" office:value="250.27869999999999" table:style-name="ce2">
            <text:p>250,2787</text:p>
          </table:table-cell>
          <table:table-cell office:value-type="percentage" office:value="1.03089076297743" table:style-name="ce3">
            <text:p>103,09%</text:p>
          </table:table-cell>
          <table:table-cell table:number-columns-repeated="1016" table:style-name="ce2"/>
          <table:table-cell table:number-columns-repeated="15360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328.56" table:style-name="ce2">
            <text:p>328,56</text:p>
          </table:table-cell>
          <table:table-cell office:value-type="float" office:value="-356329" table:style-name="ce2">
            <text:p>-356329</text:p>
          </table:table-cell>
          <table:table-cell office:value-type="float" office:value="-356095" table:style-name="ce2">
            <text:p>-356095</text:p>
          </table:table-cell>
          <table:table-cell office:value-type="float" office:value="-356306" table:style-name="ce2">
            <text:p>-356306</text:p>
          </table:table-cell>
          <table:table-cell office:value-type="float" office:value="-356243.33333333302" table:style-name="ce2">
            <text:p>-356243,3333</text:p>
          </table:table-cell>
          <table:table-cell office:value-type="float" office:value="318.96966666666702" table:style-name="ce2">
            <text:p>318,9696667</text:p>
          </table:table-cell>
          <table:table-cell office:value-type="percentage" office:value="1.0300665998543199" table:style-name="ce3">
            <text:p>103,01%</text:p>
          </table:table-cell>
          <table:table-cell table:number-columns-repeated="1016" table:style-name="ce2"/>
          <table:table-cell table:number-columns-repeated="15360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413.35" table:style-name="ce2">
            <text:p>413,35</text:p>
          </table:table-cell>
          <table:table-cell office:value-type="float" office:value="-431840" table:style-name="ce2">
            <text:p>-431840</text:p>
          </table:table-cell>
          <table:table-cell office:value-type="float" office:value="-429496" table:style-name="ce2">
            <text:p>-429496</text:p>
          </table:table-cell>
          <table:table-cell office:value-type="float" office:value="-429350" table:style-name="ce2">
            <text:p>-429350</text:p>
          </table:table-cell>
          <table:table-cell office:value-type="float" office:value="-430228.66666666698" table:style-name="ce2">
            <text:p>-430228,6667</text:p>
          </table:table-cell>
          <table:table-cell office:value-type="float" office:value="400.35353333333302" table:style-name="ce2">
            <text:p>400,3535333</text:p>
          </table:table-cell>
          <table:table-cell office:value-type="percentage" office:value="1.03246247524896" table:style-name="ce3">
            <text:p>103,25%</text:p>
          </table:table-cell>
          <table:table-cell table:number-columns-repeated="1016" table:style-name="ce2"/>
          <table:table-cell table:number-columns-repeated="15360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float" office:value="559.75" table:style-name="ce2">
            <text:p>559,75</text:p>
          </table:table-cell>
          <table:table-cell office:value-type="float" office:value="-561998" table:style-name="ce2">
            <text:p>-561998</text:p>
          </table:table-cell>
          <table:table-cell office:value-type="float" office:value="-562961" table:style-name="ce2">
            <text:p>-562961</text:p>
          </table:table-cell>
          <table:table-cell office:value-type="float" office:value="-561114" table:style-name="ce2">
            <text:p>-561114</text:p>
          </table:table-cell>
          <table:table-cell office:value-type="float" office:value="-562024.33333333302" table:style-name="ce2">
            <text:p>-562024,3333</text:p>
          </table:table-cell>
          <table:table-cell office:value-type="float" office:value="545.32876666666698" table:style-name="ce2">
            <text:p>545,3287667</text:p>
          </table:table-cell>
          <table:table-cell office:value-type="percentage" office:value="1.02644502585382" table:style-name="ce3">
            <text:p>102,64%</text:p>
          </table:table-cell>
          <table:table-cell table:number-columns-repeated="1016" table:style-name="ce2"/>
          <table:table-cell table:number-columns-repeated="15360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float" office:value="671.02" table:style-name="ce2">
            <text:p>671,02</text:p>
          </table:table-cell>
          <table:table-cell office:value-type="float" office:value="-663625" table:style-name="ce2">
            <text:p>-663625</text:p>
          </table:table-cell>
          <table:table-cell office:value-type="float" office:value="-660701" table:style-name="ce2">
            <text:p>-660701</text:p>
          </table:table-cell>
          <table:table-cell office:value-type="float" office:value="-662383" table:style-name="ce2">
            <text:p>-662383</text:p>
          </table:table-cell>
          <table:table-cell office:value-type="float" office:value="-662236.33333333302" table:style-name="ce2">
            <text:p>-662236,3333</text:p>
          </table:table-cell>
          <table:table-cell office:value-type="float" office:value="655.56196666666699" table:style-name="ce2">
            <text:p>655,5619667</text:p>
          </table:table-cell>
          <table:table-cell office:value-type="percentage" office:value="1.0235798202448101" table:style-name="ce3">
            <text:p>102,36%</text:p>
          </table:table-cell>
          <table:table-cell table:number-columns-repeated="1016" table:style-name="ce2"/>
          <table:table-cell table:number-columns-repeated="15360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float" office:value="764.37" table:style-name="ce2">
            <text:p>764,37</text:p>
          </table:table-cell>
          <table:table-cell office:value-type="float" office:value="-747642" table:style-name="ce2">
            <text:p>-747642</text:p>
          </table:table-cell>
          <table:table-cell office:value-type="float" office:value="-745767" table:style-name="ce2">
            <text:p>-745767</text:p>
          </table:table-cell>
          <table:table-cell office:value-type="float" office:value="-744995" table:style-name="ce2">
            <text:p>-744995</text:p>
          </table:table-cell>
          <table:table-cell office:value-type="float" office:value="-746134.66666666698" table:style-name="ce2">
            <text:p>-746134,6667</text:p>
          </table:table-cell>
          <table:table-cell office:value-type="float" office:value="747.85013333333302" table:style-name="ce2">
            <text:p>747,8501333</text:p>
          </table:table-cell>
          <table:table-cell office:value-type="percentage" office:value="1.0220898090811801" table:style-name="ce3">
            <text:p>102,21%</text:p>
          </table:table-cell>
          <table:table-cell table:number-columns-repeated="1016" table:style-name="ce2"/>
          <table:table-cell table:number-columns-repeated="15360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float" office:value="857.84" table:style-name="ce2">
            <text:p>857,84</text:p>
          </table:table-cell>
          <table:table-cell office:value-type="float" office:value="-827542" table:style-name="ce2">
            <text:p>-827542</text:p>
          </table:table-cell>
          <table:table-cell office:value-type="float" office:value="-824195" table:style-name="ce2">
            <text:p>-824195</text:p>
          </table:table-cell>
          <table:table-cell office:value-type="float" office:value="-827770" table:style-name="ce2">
            <text:p>-827770</text:p>
          </table:table-cell>
          <table:table-cell office:value-type="float" office:value="-826502.33333333302" table:style-name="ce2">
            <text:p>-826502,3333</text:p>
          </table:table-cell>
          <table:table-cell office:value-type="float" office:value="836.25456666666696" table:style-name="ce2">
            <text:p>836,2545667</text:p>
          </table:table-cell>
          <table:table-cell office:value-type="percentage" office:value="1.02581203642256" table:style-name="ce3">
            <text:p>102,58%</text:p>
          </table:table-cell>
          <table:table-cell table:number-columns-repeated="1016" table:style-name="ce2"/>
          <table:table-cell table:number-columns-repeated="15360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955.78" table:style-name="ce2">
            <text:p>955,78</text:p>
          </table:table-cell>
          <table:table-cell office:value-type="float" office:value="-913110" table:style-name="ce2">
            <text:p>-913110</text:p>
          </table:table-cell>
          <table:table-cell office:value-type="float" office:value="-913579" table:style-name="ce2">
            <text:p>-913579</text:p>
          </table:table-cell>
          <table:table-cell office:value-type="float" office:value="-912619" table:style-name="ce2">
            <text:p>-912619</text:p>
          </table:table-cell>
          <table:table-cell office:value-type="float" office:value="-913102.66666666698" table:style-name="ce2">
            <text:p>-913102,6667</text:p>
          </table:table-cell>
          <table:table-cell office:value-type="float" office:value="931.51493333333303" table:style-name="ce2">
            <text:p>931,5149333</text:p>
          </table:table-cell>
          <table:table-cell office:value-type="percentage" office:value="1.0260490366803201" table:style-name="ce3">
            <text:p>102,60%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2">
          <table:table-cell table:number-columns-repeated="1024" table:style-name="ce2"/>
          <table:table-cell table:number-columns-repeated="15360"/>
        </table:table-row>
        <table:table-row table:style-name="ro4">
          <table:table-cell table:number-columns-repeated="1024" table:style-name="ce2"/>
          <table:table-cell table:number-columns-repeated="15360"/>
        </table:table-row>
        <table:table-row table:style-name="ro5">
          <table:table-cell table:number-columns-repeated="16384"/>
        </table:table-row>
        <table:table-row table:number-rows-repeated="1048559" table:style-name="ro1">
          <table:table-cell table:number-columns-repeated="16384"/>
        </table:table-row>
      </table:table>
      <table:table table:name=",WAGA_SKRIWARE_II_2" table:style-name="ta1">
        <table:table-column table:style-name="co1" table:number-columns-repeated="1024" table:default-cell-style-name="ce2"/>
        <table:table-column table:style-name="co8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waga prawa</text:p>
          </table:table-cell>
          <table:table-cell table:number-columns-repeated="8" table:style-name="ce2"/>
          <table:table-cell office:value-type="string" table:style-name="ce2">
            <text:p>A</text:p>
          </table:table-cell>
          <table:table-cell office:value-type="float" office:value="5.9999999999999995E-4" table:style-name="ce2">
            <text:p>0,0006</text:p>
          </table:table-cell>
          <table:table-cell table:number-columns-repeated="1013" table:style-name="ce2"/>
          <table:table-cell table:number-columns-repeated="15360"/>
        </table:table-row>
        <table:table-row table:style-name="ro2">
          <table:table-cell office:value-type="string" table:style-name="ce1">
            <text:p>lp</text:p>
          </table:table-cell>
          <table:table-cell office:value-type="string" table:style-name="ce1">
            <text:p>mała</text:p>
          </table:table-cell>
          <table:table-cell table:number-columns-repeated="3" table:style-name="ce2"/>
          <table:table-cell office:value-type="string" table:style-name="ce1">
            <text:p>średnia</text:p>
          </table:table-cell>
          <table:table-cell office:value-type="string" table:style-name="ce1">
            <text:p>liniowo</text:p>
          </table:table-cell>
          <table:table-cell office:value-type="string" table:style-name="ce1">
            <text:p>błąd</text:p>
          </table:table-cell>
          <table:table-cell table:style-name="ce2"/>
          <table:table-cell office:value-type="string" table:style-name="ce2">
            <text:p>B</text:p>
          </table:table-cell>
          <table:table-cell office:value-type="float" office:value="-2695" table:style-name="ce2">
            <text:p>-2695</text:p>
          </table:table-cell>
          <table:table-cell table:number-columns-repeated="1013" table:style-name="ce2"/>
          <table:table-cell table:number-columns-repeated="15360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float" office:value="4503705" table:style-name="ce2">
            <text:p>4503705</text:p>
          </table:table-cell>
          <table:table-cell office:value-type="float" office:value="4503147" table:style-name="ce2">
            <text:p>4503147</text:p>
          </table:table-cell>
          <table:table-cell office:value-type="float" office:value="4502979" table:style-name="ce2">
            <text:p>4502979</text:p>
          </table:table-cell>
          <table:table-cell office:value-type="float" office:value="4503277" table:formula="msoxl:=(C4+D4+E4)/3" table:style-name="ce2">
            <text:p>4503277</text:p>
          </table:table-cell>
          <table:table-cell office:value-type="float" office:value="6.7662000000000262" table:formula="msoxl:=0.0006*F4-2565.2-130" table:style-name="ce2">
            <text:p>6,7662</text:p>
          </table:table-cell>
          <table:table-cell office:value-type="percentage" office:value="0" table:style-name="ce3">
            <text:p>0,00%</text:p>
          </table:table-cell>
          <table:table-cell table:number-columns-repeated="1016" table:style-name="ce2"/>
          <table:table-cell table:number-columns-repeated="15360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9.200000000000003" table:style-name="ce2">
            <text:p>39,2</text:p>
          </table:table-cell>
          <table:table-cell office:value-type="float" office:value="4554512" table:style-name="ce2">
            <text:p>4554512</text:p>
          </table:table-cell>
          <table:table-cell office:value-type="float" office:value="4554422" table:style-name="ce2">
            <text:p>4554422</text:p>
          </table:table-cell>
          <table:table-cell office:value-type="float" office:value="4554144" table:style-name="ce2">
            <text:p>4554144</text:p>
          </table:table-cell>
          <table:table-cell office:value-type="float" office:value="4554359.333333333" table:formula="msoxl:=(C5+D5+E5)/3" table:style-name="ce2">
            <text:p>4554359,333</text:p>
          </table:table-cell>
          <table:table-cell office:value-type="float" office:value="37.415599999999813" table:formula="msoxl:=0.0006*F5-2565.2-130" table:style-name="ce2">
            <text:p>37,4156</text:p>
          </table:table-cell>
          <table:table-cell office:value-type="percentage" office:value="0" table:style-name="ce3">
            <text:p>0,00%</text:p>
          </table:table-cell>
          <table:table-cell table:number-columns-repeated="2" table:style-name="ce2"/>
          <table:table-cell table:style-name="ce2">
            <draw:frame xmlns:presentation="urn:oasis:names:tc:opendocument:xmlns:presentation:1.0" draw:z-index="1" draw:id="id0" draw:style-name="a0" draw:name="Wykres 3" svg:x="0.44792in" svg:y="0.16667in" svg:width="5in" svg:height="3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013" table:style-name="ce2"/>
          <table:table-cell table:number-columns-repeated="15360" table:style-name="ce1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70.400000000000006" table:style-name="ce2">
            <text:p>70,4</text:p>
          </table:table-cell>
          <table:table-cell office:value-type="float" office:value="4612113" table:style-name="ce2">
            <text:p>4612113</text:p>
          </table:table-cell>
          <table:table-cell office:value-type="float" office:value="4611528" table:style-name="ce2">
            <text:p>4611528</text:p>
          </table:table-cell>
          <table:table-cell office:value-type="float" office:value="4611216" table:style-name="ce2">
            <text:p>4611216</text:p>
          </table:table-cell>
          <table:table-cell office:value-type="float" office:value="4611619" table:formula="msoxl:=(C6+D6+E6)/3" table:style-name="ce2">
            <text:p>4611619</text:p>
          </table:table-cell>
          <table:table-cell office:value-type="float" office:value="71.771400000000085" table:formula="msoxl:=0.0006*F6-2565.2-130" table:style-name="ce2">
            <text:p>71,7714</text:p>
          </table:table-cell>
          <table:table-cell office:value-type="percentage" office:value="0" table:style-name="ce3">
            <text:p>0,00%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132.4" table:style-name="ce2">
            <text:p>132,4</text:p>
          </table:table-cell>
          <table:table-cell office:value-type="float" office:value="4721158" table:style-name="ce2">
            <text:p>4721158</text:p>
          </table:table-cell>
          <table:table-cell office:value-type="float" office:value="4723117" table:style-name="ce2">
            <text:p>4723117</text:p>
          </table:table-cell>
          <table:table-cell office:value-type="float" office:value="4723219" table:style-name="ce2">
            <text:p>4723219</text:p>
          </table:table-cell>
          <table:table-cell office:value-type="float" office:value="4722498" table:formula="msoxl:=(C7+D7+E7)/3" table:style-name="ce2">
            <text:p>4722498</text:p>
          </table:table-cell>
          <table:table-cell office:value-type="float" office:value="138.29880000000003" table:formula="msoxl:=0.0006*F7-2565.2-130" table:style-name="ce2">
            <text:p>138,2988</text:p>
          </table:table-cell>
          <table:table-cell office:value-type="percentage" office:value="0" table:style-name="ce3">
            <text:p>0,00%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float" office:value="257.39999999999998" table:formula="msoxl:=B7+125" table:style-name="ce2">
            <text:p>257,4</text:p>
          </table:table-cell>
          <table:table-cell office:value-type="float" office:value="4937385" table:style-name="ce2">
            <text:p>4937385</text:p>
          </table:table-cell>
          <table:table-cell office:value-type="float" office:value="4937151" table:style-name="ce2">
            <text:p>4937151</text:p>
          </table:table-cell>
          <table:table-cell office:value-type="float" office:value="4937045" table:style-name="ce2">
            <text:p>4937045</text:p>
          </table:table-cell>
          <table:table-cell office:value-type="float" office:value="4937193.666666667" table:formula="msoxl:=(C8+D8+E8)/3" table:style-name="ce2">
            <text:p>4937193,667</text:p>
          </table:table-cell>
          <table:table-cell office:value-type="float" office:value="267.11619999999994" table:formula="msoxl:=0.0006*F8-2565.2-130" table:style-name="ce2">
            <text:p>267,1162</text:p>
          </table:table-cell>
          <table:table-cell office:value-type="percentage" office:value="0" table:style-name="ce3">
            <text:p>0,00%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float" office:value="341.4" table:formula="msoxl:=B8+84" table:style-name="ce2">
            <text:p>341,4</text:p>
          </table:table-cell>
          <table:table-cell office:value-type="float" office:value="5085872" table:style-name="ce2">
            <text:p>5085872</text:p>
          </table:table-cell>
          <table:table-cell office:value-type="float" office:value="5086137" table:style-name="ce2">
            <text:p>5086137</text:p>
          </table:table-cell>
          <table:table-cell office:value-type="float" office:value="5085776" table:style-name="ce2">
            <text:p>5085776</text:p>
          </table:table-cell>
          <table:table-cell office:value-type="float" office:value="5085928.333333333" table:formula="msoxl:=(C9+D9+E9)/3" table:style-name="ce2">
            <text:p>5085928,333</text:p>
          </table:table-cell>
          <table:table-cell office:value-type="float" office:value="356.35699999999952" table:formula="msoxl:=0.0006*F9-2565.2-130" table:style-name="ce2">
            <text:p>356,357</text:p>
          </table:table-cell>
          <table:table-cell office:value-type="percentage" office:value="0" table:style-name="ce3">
            <text:p>0,00%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float" office:value="481.4" table:formula="msoxl:=B9+140" table:style-name="ce2">
            <text:p>481,4</text:p>
          </table:table-cell>
          <table:table-cell office:value-type="float" office:value="5330644" table:style-name="ce2">
            <text:p>5330644</text:p>
          </table:table-cell>
          <table:table-cell office:value-type="float" office:value="5330832" table:style-name="ce2">
            <text:p>5330832</text:p>
          </table:table-cell>
          <table:table-cell office:value-type="float" office:value="5330579" table:style-name="ce2">
            <text:p>5330579</text:p>
          </table:table-cell>
          <table:table-cell office:value-type="float" office:value="5330685" table:formula="msoxl:=(C10+D10+E10)/3" table:style-name="ce2">
            <text:p>5330685</text:p>
          </table:table-cell>
          <table:table-cell office:value-type="float" office:value="503.21099999999979" table:formula="msoxl:=0.0006*F10-2565.2-130" table:style-name="ce2">
            <text:p>503,211</text:p>
          </table:table-cell>
          <table:table-cell office:value-type="percentage" office:value="0" table:style-name="ce3">
            <text:p>0,00%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213" table:style-name="ce2">
            <text:p>213</text:p>
          </table:table-cell>
          <table:table-cell office:value-type="float" office:value="4859091" table:style-name="ce2">
            <text:p>4859091</text:p>
          </table:table-cell>
          <table:table-cell office:value-type="float" office:value="4859356" table:style-name="ce2">
            <text:p>4859356</text:p>
          </table:table-cell>
          <table:table-cell office:value-type="float" office:value="4859501" table:style-name="ce2">
            <text:p>4859501</text:p>
          </table:table-cell>
          <table:table-cell office:value-type="float" office:value="4859316" table:formula="msoxl:=(C11+D11+E11)/3" table:style-name="ce2">
            <text:p>4859316</text:p>
          </table:table-cell>
          <table:table-cell office:value-type="float" office:value="220.38959999999997" table:formula="msoxl:=0.0006*F11-2565.2-130" table:style-name="ce2">
            <text:p>220,3896</text:p>
          </table:table-cell>
          <table:table-cell office:value-type="percentage" office:value="0" table:style-name="ce3">
            <text:p>0,00%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2">
          <table:table-cell table:number-columns-repeated="1024" table:style-name="ce2"/>
          <table:table-cell table:number-columns-repeated="15360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1024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9">
            <text:p>y = 0,0006x - 2565,1</text:p>
          </table:table-cell>
          <table:table-cell table:style-name="ce2"/>
          <table:table-cell office:value-type="string" table:style-name="ce2">
            <text:p>a=0,0006</text:p>
          </table:table-cell>
          <table:table-cell office:value-type="string" table:style-name="ce2">
            <text:p>b=-2881,9</text:p>
          </table:table-cell>
          <table:table-cell table:style-name="ce2"/>
          <table:table-cell office:value-type="float" office:value="1019.5291999999999" table:formula="msoxl:=0.0006*5974382-2565.1" table:style-name="ce2">
            <text:p>1019,5292</text:p>
          </table:table-cell>
          <table:table-cell table:number-columns-repeated="1017" table:style-name="ce2"/>
          <table:table-cell table:number-columns-repeated="15360"/>
        </table:table-row>
        <table:table-row table:style-name="ro2">
          <table:table-cell table:number-columns-repeated="1024" table:style-name="ce2"/>
          <table:table-cell table:number-columns-repeated="15360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1">
            <text:p>lp</text:p>
          </table:table-cell>
          <table:table-cell office:value-type="string" table:style-name="ce1">
            <text:p>mała</text:p>
          </table:table-cell>
          <table:table-cell table:number-columns-repeated="3" table:style-name="ce2"/>
          <table:table-cell office:value-type="string" table:style-name="ce1">
            <text:p>średnia</text:p>
          </table:table-cell>
          <table:table-cell office:value-type="string" table:style-name="ce1">
            <text:p>liniowo</text:p>
          </table:table-cell>
          <table:table-cell office:value-type="string" table:style-name="ce1">
            <text:p>błąd</text:p>
          </table:table-cell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percentage" office:value="0" table:style-name="ce3">
            <text:p>0,00%</text:p>
          </table:table-cell>
          <table:table-cell table:number-columns-repeated="16376"/>
        </table:table-row>
        <table:table-row table:style-name="ro1">
          <table:table-cell office:value-type="float" office:value="2" table:style-name="ce2">
            <text:p>2</text:p>
          </table:table-cell>
          <table:table-cell table:number-columns-repeated="6" table:style-name="ce2"/>
          <table:table-cell office:value-type="percentage" office:value="0" table:style-name="ce3">
            <text:p>0,00%</text:p>
          </table:table-cell>
          <table:table-cell table:number-columns-repeated="16376"/>
        </table:table-row>
        <table:table-row table:style-name="ro2">
          <table:table-cell office:value-type="float" office:value="3" table:style-name="ce2">
            <text:p>3</text:p>
          </table:table-cell>
          <table:table-cell table:number-columns-repeated="6" table:style-name="ce2"/>
          <table:table-cell office:value-type="percentage" office:value="0" table:style-name="ce3">
            <text:p>0,00%</text:p>
          </table:table-cell>
          <table:table-cell table:number-columns-repeated="16376"/>
        </table:table-row>
        <table:table-row table:style-name="ro2">
          <table:table-cell office:value-type="float" office:value="4" table:style-name="ce2">
            <text:p>4</text:p>
          </table:table-cell>
          <table:table-cell table:number-columns-repeated="6" table:style-name="ce2"/>
          <table:table-cell office:value-type="percentage" office:value="0" table:style-name="ce3">
            <text:p>0,00%</text:p>
          </table:table-cell>
          <table:table-cell table:number-columns-repeated="16376"/>
        </table:table-row>
        <table:table-row table:style-name="ro2">
          <table:table-cell office:value-type="float" office:value="5" table:style-name="ce2">
            <text:p>5</text:p>
          </table:table-cell>
          <table:table-cell table:number-columns-repeated="6" table:style-name="ce2"/>
          <table:table-cell office:value-type="percentage" office:value="0" table:style-name="ce3">
            <text:p>0,00%</text:p>
          </table:table-cell>
          <table:table-cell table:number-columns-repeated="16376"/>
        </table:table-row>
        <table:table-row table:style-name="ro2">
          <table:table-cell office:value-type="float" office:value="6" table:style-name="ce2">
            <text:p>6</text:p>
          </table:table-cell>
          <table:table-cell table:number-columns-repeated="6" table:style-name="ce2"/>
          <table:table-cell office:value-type="percentage" office:value="0" table:style-name="ce3">
            <text:p>0,00%</text:p>
          </table:table-cell>
          <table:table-cell table:number-columns-repeated="16376"/>
        </table:table-row>
        <table:table-row table:style-name="ro2">
          <table:table-cell office:value-type="float" office:value="7" table:style-name="ce2">
            <text:p>7</text:p>
          </table:table-cell>
          <table:table-cell table:number-columns-repeated="6" table:style-name="ce2"/>
          <table:table-cell office:value-type="percentage" office:value="0" table:style-name="ce3">
            <text:p>0,00%</text:p>
          </table:table-cell>
          <table:table-cell table:number-columns-repeated="16376"/>
        </table:table-row>
        <table:table-row table:style-name="ro2">
          <table:table-cell office:value-type="float" office:value="8" table:style-name="ce2">
            <text:p>8</text:p>
          </table:table-cell>
          <table:table-cell table:number-columns-repeated="6" table:style-name="ce2"/>
          <table:table-cell office:value-type="percentage" office:value="0" table:style-name="ce3">
            <text:p>0,00%</text:p>
          </table:table-cell>
          <table:table-cell table:number-columns-repeated="16376"/>
        </table:table-row>
        <table:table-row table:style-name="ro2">
          <table:table-cell office:value-type="float" office:value="9" table:style-name="ce2">
            <text:p>9</text:p>
          </table:table-cell>
          <table:table-cell table:number-columns-repeated="6" table:style-name="ce2"/>
          <table:table-cell office:value-type="percentage" office:value="0" table:style-name="ce3">
            <text:p>0,00%</text:p>
          </table:table-cell>
          <table:table-cell table:number-columns-repeated="16376"/>
        </table:table-row>
        <table:table-row table:style-name="ro2">
          <table:table-cell office:value-type="float" office:value="10" table:style-name="ce2">
            <text:p>10</text:p>
          </table:table-cell>
          <table:table-cell table:number-columns-repeated="6" table:style-name="ce2"/>
          <table:table-cell office:value-type="percentage" office:value="0" table:style-name="ce3">
            <text:p>0,00%</text:p>
          </table:table-cell>
          <table:table-cell table:number-columns-repeated="16376"/>
        </table:table-row>
        <table:table-row table:number-rows-repeated="2" table:style-name="ro2">
          <table:table-cell table:number-columns-repeated="1024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number-rows-repeated="1048543" table:style-name="ro1">
          <table:table-cell table:number-columns-repeated="16384"/>
        </table:table-row>
      </table:table>
      <table:table table:name="WAGA_SKRIWARE2_II_1" table:style-name="ta2">
        <table:table-column table:style-name="co8" table:number-columns-repeated="16384" table:default-cell-style-name="ce1"/>
        <table:table-row table:style-name="ro2">
          <table:table-cell table:number-columns-repeated="16384"/>
        </table:table-row>
        <table:table-row table:style-name="ro2">
          <table:table-cell table:number-columns-repeated="9" table:style-name="ce1"/>
          <table:table-cell office:value-type="string" table:style-name="ce1">
            <text:p>A</text:p>
          </table:table-cell>
          <table:table-cell office:value-type="float" office:value="5.9999999999999995E-4" table:style-name="ce1">
            <text:p>0,0006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lp</text:p>
          </table:table-cell>
          <table:table-cell office:value-type="string" table:style-name="ce1">
            <text:p>mała</text:p>
          </table:table-cell>
          <table:table-cell table:number-columns-repeated="3" table:style-name="ce2"/>
          <table:table-cell office:value-type="string" table:style-name="ce1">
            <text:p>średnia</text:p>
          </table:table-cell>
          <table:table-cell office:value-type="string" table:style-name="ce1">
            <text:p>liniowo</text:p>
          </table:table-cell>
          <table:table-cell office:value-type="string" table:style-name="ce1">
            <text:p>błąd</text:p>
          </table:table-cell>
          <table:table-cell table:style-name="ce1"/>
          <table:table-cell office:value-type="string" table:style-name="ce1">
            <text:p>B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-2235" table:style-name="ce2">
            <text:p>-2235</text:p>
          </table:table-cell>
          <table:table-cell office:value-type="float" office:value="-2379" table:style-name="ce2">
            <text:p>-2379</text:p>
          </table:table-cell>
          <table:table-cell office:value-type="float" office:value="-2506" table:style-name="ce2">
            <text:p>-2506</text:p>
          </table:table-cell>
          <table:table-cell office:value-type="float" office:value="-2373.3333333333335" table:formula="msoxl:=SUM(C4:E4)/3" table:style-name="ce2">
            <text:p>-2373,333333</text:p>
          </table:table-cell>
          <table:table-cell office:value-type="float" office:value="1.6859999999999999" table:formula="msoxl:=0.0006*F4+3.11" table:style-name="ce2">
            <text:p>1,686</text:p>
          </table:table-cell>
          <table:table-cell office:value-type="percentage" office:value="0" table:style-name="ce3">
            <text:p>0,00%</text:p>
          </table:table-cell>
          <table:table-cell table:number-columns-repeated="16376" table:style-name="ce1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float" office:value="12367" table:style-name="ce2">
            <text:p>12367</text:p>
          </table:table-cell>
          <table:table-cell office:value-type="float" office:value="12458" table:style-name="ce2">
            <text:p>12458</text:p>
          </table:table-cell>
          <table:table-cell office:value-type="float" office:value="12576" table:style-name="ce2">
            <text:p>12576</text:p>
          </table:table-cell>
          <table:table-cell office:value-type="float" office:value="12467" table:formula="msoxl:=SUM(C5:E5)/3" table:style-name="ce2">
            <text:p>12467</text:p>
          </table:table-cell>
          <table:table-cell office:value-type="float" office:value="10.590199999999999" table:formula="msoxl:=0.0006*F5+3.11" table:style-name="ce2">
            <text:p>10,5902</text:p>
          </table:table-cell>
          <table:table-cell office:value-type="percentage" office:value="0" table:style-name="ce3">
            <text:p>0,00%</text:p>
          </table:table-cell>
          <table:table-cell table:number-columns-repeated="16376" table:style-name="ce1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40" table:formula="msoxl:=31+9" table:style-name="ce2">
            <text:p>40</text:p>
          </table:table-cell>
          <table:table-cell office:value-type="float" office:value="63252" table:style-name="ce2">
            <text:p>63252</text:p>
          </table:table-cell>
          <table:table-cell office:value-type="float" office:value="62756" table:style-name="ce2">
            <text:p>62756</text:p>
          </table:table-cell>
          <table:table-cell office:value-type="float" office:value="62897" table:style-name="ce2">
            <text:p>62897</text:p>
          </table:table-cell>
          <table:table-cell office:value-type="float" office:value="62968.333333333336" table:formula="msoxl:=SUM(C6:E6)/3" table:style-name="ce2">
            <text:p>62968,33333</text:p>
          </table:table-cell>
          <table:table-cell office:value-type="float" office:value="40.890999999999998" table:formula="msoxl:=0.0006*F6+3.11" table:style-name="ce2">
            <text:p>40,891</text:p>
          </table:table-cell>
          <table:table-cell office:value-type="percentage" office:value="0" table:style-name="ce3">
            <text:p>0,00%</text:p>
          </table:table-cell>
          <table:table-cell table:number-columns-repeated="16376" table:style-name="ce1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71" table:formula="msoxl:=40+31" table:style-name="ce2">
            <text:p>71</text:p>
          </table:table-cell>
          <table:table-cell office:value-type="float" office:value="112414" table:style-name="ce2">
            <text:p>112414</text:p>
          </table:table-cell>
          <table:table-cell office:value-type="float" office:value="112278" table:style-name="ce2">
            <text:p>112278</text:p>
          </table:table-cell>
          <table:table-cell office:value-type="float" office:value="112251" table:style-name="ce2">
            <text:p>112251</text:p>
          </table:table-cell>
          <table:table-cell office:value-type="float" office:value="112314.33333333333" table:formula="msoxl:=SUM(C7:E7)/3" table:style-name="ce2">
            <text:p>112314,3333</text:p>
          </table:table-cell>
          <table:table-cell office:value-type="float" office:value="70.498599999999996" table:formula="msoxl:=0.0006*F7+3.11" table:style-name="ce2">
            <text:p>70,4986</text:p>
          </table:table-cell>
          <table:table-cell office:value-type="percentage" office:value="0" table:style-name="ce3">
            <text:p>0,00%</text:p>
          </table:table-cell>
          <table:table-cell table:style-name="ce1"/>
          <table:table-cell table:style-name="ce1">
            <draw:frame xmlns:presentation="urn:oasis:names:tc:opendocument:xmlns:presentation:1.0" draw:z-index="1" draw:id="id1" draw:style-name="a1" draw:name="Wykres 3" svg:x="0.29167in" svg:y="0in" svg:width="5in" svg:height="3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74" table:style-name="ce1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164" table:formula="msoxl:=71+93" table:style-name="ce2">
            <text:p>164</text:p>
          </table:table-cell>
          <table:table-cell office:value-type="float" office:value="266004" table:style-name="ce2">
            <text:p>266004</text:p>
          </table:table-cell>
          <table:table-cell office:value-type="float" office:value="266362" table:style-name="ce2">
            <text:p>266362</text:p>
          </table:table-cell>
          <table:table-cell office:value-type="float" office:value="266428" table:style-name="ce2">
            <text:p>266428</text:p>
          </table:table-cell>
          <table:table-cell office:value-type="float" office:value="266264.66666666669" table:formula="msoxl:=SUM(C8:E8)/3" table:style-name="ce2">
            <text:p>266264,6667</text:p>
          </table:table-cell>
          <table:table-cell office:value-type="float" office:value="162.86880000000002" table:formula="msoxl:=0.0006*F8+3.11" table:style-name="ce2">
            <text:p>162,8688</text:p>
          </table:table-cell>
          <table:table-cell office:value-type="percentage" office:value="0" table:style-name="ce3">
            <text:p>0,00%</text:p>
          </table:table-cell>
          <table:table-cell table:number-columns-repeated="16376" table:style-name="ce1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float" office:value="255" table:formula="msoxl:=164+91" table:style-name="ce2">
            <text:p>255</text:p>
          </table:table-cell>
          <table:table-cell office:value-type="float" office:value="419716" table:style-name="ce2">
            <text:p>419716</text:p>
          </table:table-cell>
          <table:table-cell office:value-type="float" office:value="420304" table:style-name="ce2">
            <text:p>420304</text:p>
          </table:table-cell>
          <table:table-cell office:value-type="float" office:value="419679" table:style-name="ce2">
            <text:p>419679</text:p>
          </table:table-cell>
          <table:table-cell office:value-type="float" office:value="419899.66666666669" table:formula="msoxl:=SUM(C9:E9)/3" table:style-name="ce2">
            <text:p>419899,6667</text:p>
          </table:table-cell>
          <table:table-cell office:value-type="float" office:value="255.0498" table:formula="msoxl:=0.0006*F9+3.11" table:style-name="ce2">
            <text:p>255,0498</text:p>
          </table:table-cell>
          <table:table-cell office:value-type="percentage" office:value="0" table:style-name="ce3">
            <text:p>0,00%</text:p>
          </table:table-cell>
          <table:table-cell table:number-columns-repeated="16376" table:style-name="ce1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float" office:value="403" table:formula="msoxl:=255+148" table:style-name="ce2">
            <text:p>403</text:p>
          </table:table-cell>
          <table:table-cell office:value-type="float" office:value="676904" table:style-name="ce2">
            <text:p>676904</text:p>
          </table:table-cell>
          <table:table-cell office:value-type="float" office:value="678319" table:style-name="ce2">
            <text:p>678319</text:p>
          </table:table-cell>
          <table:table-cell office:value-type="float" office:value="679369" table:style-name="ce2">
            <text:p>679369</text:p>
          </table:table-cell>
          <table:table-cell office:value-type="float" office:value="678197.33333333337" table:formula="msoxl:=SUM(C10:E10)/3" table:style-name="ce2">
            <text:p>678197,3333</text:p>
          </table:table-cell>
          <table:table-cell office:value-type="float" office:value="410.02839999999998" table:formula="msoxl:=0.0006*F10+3.11" table:style-name="ce2">
            <text:p>410,0284</text:p>
          </table:table-cell>
          <table:table-cell office:value-type="percentage" office:value="0" table:style-name="ce3">
            <text:p>0,00%</text:p>
          </table:table-cell>
          <table:table-cell table:number-columns-repeated="16376" table:style-name="ce1"/>
        </table:table-row>
        <table:table-row table:style-name="ro2">
          <table:table-cell office:value-type="float" office:value="8" table:style-name="ce2">
            <text:p>8</text:p>
          </table:table-cell>
          <table:table-cell table:number-columns-repeated="4" table:style-name="ce2"/>
          <table:table-cell office:value-type="float" office:value="1347797" table:style-name="ce1">
            <text:p>1347797</text:p>
          </table:table-cell>
          <table:table-cell office:value-type="float" office:value="811.78819999999996" table:formula="msoxl:=0.0006*F11+3.11" table:style-name="ce2">
            <text:p>811,7882</text:p>
          </table:table-cell>
          <table:table-cell office:value-type="percentage" office:value="0" table:style-name="ce3">
            <text:p>0,00%</text:p>
          </table:table-cell>
          <table:table-cell table:number-columns-repeated="16376" table:style-name="ce1"/>
        </table:table-row>
        <table:table-row table:style-name="ro2">
          <table:table-cell office:value-type="float" office:value="9" table:style-name="ce2">
            <text:p>9</text:p>
          </table:table-cell>
          <table:table-cell table:number-columns-repeated="6" table:style-name="ce2"/>
          <table:table-cell office:value-type="percentage" office:value="0" table:style-name="ce3">
            <text:p>0,00%</text:p>
          </table:table-cell>
          <table:table-cell table:number-columns-repeated="16376" table:style-name="ce1"/>
        </table:table-row>
        <table:table-row table:style-name="ro2">
          <table:table-cell office:value-type="float" office:value="10" table:style-name="ce2">
            <text:p>10</text:p>
          </table:table-cell>
          <table:table-cell table:number-columns-repeated="6" table:style-name="ce2"/>
          <table:table-cell office:value-type="percentage" office:value="0" table:style-name="ce3">
            <text:p>0,00%</text:p>
          </table:table-cell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cala szpula:</text:p>
          </table:table-cell>
          <table:table-cell office:value-type="float" office:value="1347797" table:style-name="ce1">
            <text:p>1347797</text:p>
          </table:table-cell>
          <table:table-cell table:number-columns-repeated="16381" table:style-name="ce1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zcionka tekstu podstawowego" svg:font-family="&quot;Czcionka tekstu podstawowego&quot;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decimal-places="0" number:min-integer-digits="1"/>
    </number:number-style>
    <number:number-style style:name="N37" number:language="pl" number:country="PL">
      <number:number number:decimal-places="2" number:min-integer-digits="1"/>
    </number:number-style>
    <number:percentage-style style:name="N38" number:language="pl" number:country="PL">
      <number:number number:decimal-places="2" number:min-integer-digits="1"/>
      <number:text>%</number:text>
    </number:percentage-style>
    <number:number-style style:name="N39" number:language="pl" number:country="PL">
      <number:number number:min-integer-digits="1"/>
    </number:number-style>
    <number:currency-style style:name="N40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40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40P0"/>
    </number:currency-style>
    <style:style style:name="Excel_32_Built-in_32_Normal" style:display-name="Excel Built-in Normal" style:family="table-cell" style:data-style-name="N39">
      <style:table-cell-properties style:vertical-align="automatic" fo:background-color="transparent"/>
      <style:text-properties fo:color="#000000" style:font-name="Czcionka tekstu podstawowego" style:font-name-asian="Czcionka tekstu podstawowego" style:font-name-complex="Czcionka tekstu podstawowego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ingoui</meta:initial-creator>
    <dc:creator>Pingoui</dc:creator>
    <meta:creation-date>2017-10-05T13:51:38Z</meta:creation-date>
    <dc:date>2017-10-05T14:16:1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">
      <style:chart-properties chart:symbol-type="automatic" chart:connect-bars="false" chart:solid-type="cuboid" chart:regression-type="linear"/>
      <style:graphic-properties draw:fill="none" draw:stroke="none"/>
    </style:style>
    <style:style style:family="chart" style:name="T000">
      <style:graphic-properties draw:fill="none" draw:stroke="solid" svg:stroke-width="0.01042in" svg:stroke-color="#000000" svg:stroke-opacity="100%" draw:stroke-linejoin="round"/>
    </style:style>
    <style:style style:family="chart" style:name="G0S1">
      <style:chart-properties chart:symbol-type="automatic" chart:connect-bars="false" chart:solid-type="cuboid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,WAGA_SKRIWARE_II_2.$B$4:.$B$11" chart:class="chart:scatter" chart:attached-axis="primary-y" chart:style-name="G0S0">
            <chart:domain table:cell-range-address=",WAGA_SKRIWARE_II_2.$F$4:.$F$11"/>
            <chart:regression-curve chart:style-name="T000"/>
            <chart:data-point chart:repeated="8"/>
          </chart:series>
          <chart:series chart:values-cell-range-address=",WAGA_SKRIWARE_II_2.$G$4:.$G$11" chart:class="chart:scatter" chart:attached-axis="primary-y" chart:style-name="G0S1">
            <chart:domain table:cell-range-address=",WAGA_SKRIWARE_II_2.$F$4:.$F$11"/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regression-type="linear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T000">
      <style:graphic-properties draw:fill="none" draw:stroke="solid" svg:stroke-width="0.01042in" svg:stroke-color="#000000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WAGA_SKRIWARE2_II_1.$B$4:.$B$10" chart:class="chart:scatter" chart:attached-axis="primary-y" chart:style-name="G0S0">
            <chart:domain table:cell-range-address="WAGA_SKRIWARE2_II_1.$F$4:.$F$10"/>
            <chart:regression-curve chart:style-name="T000"/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